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lumbusInAmerica" style:family="table">
      <style:table-properties style:width="6.9236in" table:align="left" style:may-break-between-rows="true" table:border-model="collapsing"/>
    </style:style>
    <style:style style:name="ColumbusInAmerica.A" style:family="table-column">
      <style:table-column-properties style:column-width="2.5in"/>
    </style:style>
    <style:style style:name="ColumbusInAmerica.B" style:family="table-column">
      <style:table-column-properties style:column-width="0.75in"/>
    </style:style>
    <style:style style:name="ColumbusInAmerica.C" style:family="table-column">
      <style:table-column-properties style:column-width="3.6736in"/>
    </style:style>
    <style:style style:name="ColumbusInAmerica.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ColumbusInAmerica.C1" style:family="table-cell">
      <style:table-cell-properties fo:background-color="#dddddd" fo:padding="0.0382in" fo:border="0.5pt solid #000000" style:writing-mode="page">
        <style:background-image/>
      </style:table-cell-properties>
    </style:style>
    <style:style style:name="ColumbusInAmerica.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olumbusInAmerica.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olumbusInAmerica.7" style:family="table-row">
      <style:table-row-properties fo:keep-together="auto"/>
    </style:style>
    <style:style style:name="Table1" style:family="table">
      <style:table-properties style:width="6.9236in" table:align="left" style:shadow="none" style:may-break-between-rows="true" table:border-model="collapsing"/>
    </style:style>
    <style:style style:name="Table1.A" style:family="table-column">
      <style:table-column-properties style:column-width="2.5in"/>
    </style:style>
    <style:style style:name="Table1.B" style:family="table-column">
      <style:table-column-properties style:column-width="0.75in"/>
    </style:style>
    <style:style style:name="Table1.C" style:family="table-column">
      <style:table-column-properties style:column-width="3.6736in"/>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dddddd"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36in" table:align="left" style:shadow="none" style:may-break-between-rows="true" table:border-model="collapsing"/>
    </style:style>
    <style:style style:name="Table2.A" style:family="table-column">
      <style:table-column-properties style:column-width="2.5in"/>
    </style:style>
    <style:style style:name="Table2.B" style:family="table-column">
      <style:table-column-properties style:column-width="0.75in"/>
    </style:style>
    <style:style style:name="Table2.C" style:family="table-column">
      <style:table-column-properties style:column-width="3.6736in"/>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dddddd"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36in" table:align="left" style:may-break-between-rows="true" table:border-model="collapsing"/>
    </style:style>
    <style:style style:name="Table3.A" style:family="table-column">
      <style:table-column-properties style:column-width="2.5in"/>
    </style:style>
    <style:style style:name="Table3.B" style:family="table-column">
      <style:table-column-properties style:column-width="0.75in"/>
    </style:style>
    <style:style style:name="Table3.C" style:family="table-column">
      <style:table-column-properties style:column-width="3.6736in"/>
    </style:style>
    <style:style style:name="Table3.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dddddd"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36in" table:align="left" style:may-break-between-rows="true" table:border-model="collapsing"/>
    </style:style>
    <style:style style:name="Table4.A" style:family="table-column">
      <style:table-column-properties style:column-width="2.5in"/>
    </style:style>
    <style:style style:name="Table4.B" style:family="table-column">
      <style:table-column-properties style:column-width="0.75in"/>
    </style:style>
    <style:style style:name="Table4.C" style:family="table-column">
      <style:table-column-properties style:column-width="3.6736in"/>
    </style:style>
    <style:style style:name="Table4.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dddddd"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36in" table:align="left" style:may-break-between-rows="true" table:border-model="collapsing"/>
    </style:style>
    <style:style style:name="Table5.A" style:family="table-column">
      <style:table-column-properties style:column-width="2.5in"/>
    </style:style>
    <style:style style:name="Table5.B" style:family="table-column">
      <style:table-column-properties style:column-width="0.75in"/>
    </style:style>
    <style:style style:name="Table5.C" style:family="table-column">
      <style:table-column-properties style:column-width="3.6736in"/>
    </style:style>
    <style:style style:name="Table5.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dddddd"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36in" table:align="left" style:may-break-between-rows="true" table:border-model="collapsing"/>
    </style:style>
    <style:style style:name="Table6.A" style:family="table-column">
      <style:table-column-properties style:column-width="2.5in"/>
    </style:style>
    <style:style style:name="Table6.B" style:family="table-column">
      <style:table-column-properties style:column-width="0.75in"/>
    </style:style>
    <style:style style:name="Table6.C" style:family="table-column">
      <style:table-column-properties style:column-width="3.6736in"/>
    </style:style>
    <style:style style:name="Table6.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dddddd"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36in" table:align="left" style:may-break-between-rows="true" table:border-model="collapsing"/>
    </style:style>
    <style:style style:name="Table7.A" style:family="table-column">
      <style:table-column-properties style:column-width="2.5in"/>
    </style:style>
    <style:style style:name="Table7.B" style:family="table-column">
      <style:table-column-properties style:column-width="0.75in"/>
    </style:style>
    <style:style style:name="Table7.C" style:family="table-column">
      <style:table-column-properties style:column-width="3.6736in"/>
    </style:style>
    <style:style style:name="Table7.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dddddd"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36in" table:align="left" style:may-break-between-rows="true" table:border-model="collapsing"/>
    </style:style>
    <style:style style:name="Table8.A" style:family="table-column">
      <style:table-column-properties style:column-width="2.5in"/>
    </style:style>
    <style:style style:name="Table8.B" style:family="table-column">
      <style:table-column-properties style:column-width="0.75in"/>
    </style:style>
    <style:style style:name="Table8.C" style:family="table-column">
      <style:table-column-properties style:column-width="3.6736in"/>
    </style:style>
    <style:style style:name="Table8.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dddddd"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36in" table:align="left" style:may-break-between-rows="true" table:border-model="collapsing"/>
    </style:style>
    <style:style style:name="Table9.A" style:family="table-column">
      <style:table-column-properties style:column-width="2.5in"/>
    </style:style>
    <style:style style:name="Table9.B" style:family="table-column">
      <style:table-column-properties style:column-width="0.75in"/>
    </style:style>
    <style:style style:name="Table9.C" style:family="table-column">
      <style:table-column-properties style:column-width="3.6736in"/>
    </style:style>
    <style:style style:name="Table9.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dddddd"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36in" table:align="left" style:may-break-between-rows="true" table:border-model="collapsing"/>
    </style:style>
    <style:style style:name="Table10.A" style:family="table-column">
      <style:table-column-properties style:column-width="2.5in"/>
    </style:style>
    <style:style style:name="Table10.B" style:family="table-column">
      <style:table-column-properties style:column-width="0.75in"/>
    </style:style>
    <style:style style:name="Table10.C" style:family="table-column">
      <style:table-column-properties style:column-width="3.6736in"/>
    </style:style>
    <style:style style:name="Table10.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dddddd"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2in" style:type="right" style:leader-style="dotted" style:leader-text="."/>
        </style:tab-stops>
      </style:paragraph-properties>
    </style:style>
    <style:style style:name="P3" style:family="paragraph" style:parent-style-name="Contents_20_2">
      <style:paragraph-properties>
        <style:tab-stops>
          <style:tab-stop style:position="6.7256in" style:type="right" style:leader-style="dotted" style:leader-text="."/>
        </style:tab-stops>
      </style:paragraph-properties>
    </style:style>
    <style:style style:name="P4" style:family="paragraph" style:parent-style-name="Contents_20_Heading">
      <style:text-properties style:font-name="Liberation Serif"/>
    </style:style>
    <style:style style:name="P5" style:family="paragraph" style:parent-style-name="Subtitle">
      <style:text-properties style:font-name="Liberation Serif" fo:font-size="15pt" officeooo:rsid="00256cce" officeooo:paragraph-rsid="00256cce" style:font-size-asian="15pt" style:font-size-complex="15pt"/>
    </style:style>
    <style:style style:name="P6" style:family="paragraph" style:parent-style-name="Subtitle">
      <style:text-properties style:font-name="Liberation Serif" officeooo:rsid="00256cce" officeooo:paragraph-rsid="00256cce"/>
    </style:style>
    <style:style style:name="P7" style:family="paragraph" style:parent-style-name="Title">
      <style:text-properties style:font-name="Liberation Serif" officeooo:rsid="00256cce" officeooo:paragraph-rsid="00256cce"/>
    </style:style>
    <style:style style:name="P8"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style:font-name="Liberation Serif" fo:font-style="normal" fo:font-weight="normal" officeooo:rsid="002f8390" officeooo:paragraph-rsid="003177b5" style:font-style-asian="normal" style:font-weight-asian="normal" style:font-style-complex="normal" style:font-weight-complex="normal"/>
    </style:style>
    <style:style style:name="P9"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430888" officeooo:paragraph-rsid="003177b5" style:font-weight-asian="normal" style:font-weight-complex="normal"/>
    </style:style>
    <style:style style:name="P10"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40d4ad" officeooo:paragraph-rsid="003177b5" style:font-weight-asian="normal" style:font-weight-complex="normal"/>
    </style:style>
    <style:style style:name="P11" style:family="paragraph" style:parent-style-name="Standard">
      <loext:graphic-properties draw:fill="none"/>
      <style:paragraph-properties fo:margin-left="0.5in" fo:margin-right="0in" fo:line-height="100%" fo:text-align="start" style:justify-single-word="false" fo:text-indent="-0.5in" style:auto-text-indent="false" fo:background-color="transparent"/>
      <style:text-properties fo:font-weight="normal" officeooo:rsid="00a64c9d" officeooo:paragraph-rsid="003177b5" style:font-weight-asian="normal" style:font-weight-complex="normal"/>
    </style:style>
    <style:style style:name="P12"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33063b" officeooo:paragraph-rsid="0033063b" style:font-weight-asian="normal" style:font-weight-complex="normal"/>
    </style:style>
    <style:style style:name="P13"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350207" officeooo:paragraph-rsid="00350207" style:font-weight-asian="normal" style:font-weight-complex="normal"/>
    </style:style>
    <style:style style:name="P14"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style="normal" fo:font-weight="normal" officeooo:rsid="0040d4ad" officeooo:paragraph-rsid="003177b5" style:font-style-asian="normal" style:font-weight-asian="normal" style:font-style-complex="normal" style:font-weight-complex="normal"/>
    </style:style>
    <style:style style:name="P15"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style="normal" fo:font-weight="normal" officeooo:rsid="0042065c" officeooo:paragraph-rsid="003177b5" style:font-style-asian="normal" style:font-weight-asian="normal" style:font-style-complex="normal" style:font-weight-complex="normal"/>
    </style:style>
    <style:style style:name="P16" style:family="paragraph" style:parent-style-name="Standard">
      <loext:graphic-properties draw:fill="none"/>
      <style:paragraph-properties fo:margin-left="0.5in" fo:margin-right="0in" fo:line-height="100%" fo:text-align="start" style:justify-single-word="false" fo:text-indent="-0.5in" style:auto-text-indent="false" fo:background-color="transparent"/>
      <style:text-properties fo:font-style="normal" fo:font-weight="normal" officeooo:rsid="00157914" officeooo:paragraph-rsid="003177b5"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d4c3" officeooo:paragraph-rsid="0036b87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10d1"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27a" officeooo:paragraph-rsid="004b427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27a" officeooo:paragraph-rsid="004b427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06b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bef1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6b87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36a9b" officeooo:paragraph-rsid="00036a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f1c" officeooo:paragraph-rsid="002bef1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2b1" officeooo:paragraph-rsid="002dd2b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35e9" officeooo:paragraph-rsid="002e35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1335" officeooo:paragraph-rsid="002f133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390" officeooo:paragraph-rsid="002f839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02f839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036b87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036cb1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b879" officeooo:paragraph-rsid="0036b87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cb16" officeooo:paragraph-rsid="0036cb1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2bc4" officeooo:paragraph-rsid="00382bc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e9e3" officeooo:paragraph-rsid="0038e9e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65cf" officeooo:paragraph-rsid="003e65c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3e2c" officeooo:paragraph-rsid="00413e2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c1ec" officeooo:paragraph-rsid="0043c1e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34b5" officeooo:paragraph-rsid="0047a4f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669"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cb5a"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b3ef"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665"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51b6"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8c8b" officeooo:paragraph-rsid="00578c8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394a3" officeooo:paragraph-rsid="000394a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45f8" officeooo:paragraph-rsid="000445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746f" officeooo:paragraph-rsid="0004746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08a5" officeooo:paragraph-rsid="000508a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ae9" officeooo:paragraph-rsid="000a2ae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ae9" officeooo:paragraph-rsid="000bfd3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9d05" officeooo:paragraph-rsid="000e9d0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f715" officeooo:paragraph-rsid="000ff71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8eb1" officeooo:paragraph-rsid="00118e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6ebb" officeooo:paragraph-rsid="00146eb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b3dd" officeooo:paragraph-rsid="0016b3d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269a" officeooo:paragraph-rsid="001a269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26f" officeooo:paragraph-rsid="001ed26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a15" officeooo:paragraph-rsid="00217a1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a96" officeooo:paragraph-rsid="00226a9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c3ef" officeooo:paragraph-rsid="0024c3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5d57" officeooo:paragraph-rsid="00295d5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40637"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b218" officeooo:paragraph-rsid="0036b87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ca5" officeooo:paragraph-rsid="004a51b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b4bc" officeooo:paragraph-rsid="005bb4b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02bef1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0036a9b"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6cb16" officeooo:paragraph-rsid="0036cb16"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text-properties officeooo:rsid="003ae930" officeooo:paragraph-rsid="003ae930"/>
    </style:style>
    <style:style style:name="P73" style:family="paragraph" style:parent-style-name="Text_20_body">
      <style:text-properties officeooo:rsid="00256cce" officeooo:paragraph-rsid="00256cce"/>
    </style:style>
    <style:style style:name="P74" style:family="paragraph" style:parent-style-name="Text_20_body">
      <style:text-properties officeooo:rsid="004507b5" officeooo:paragraph-rsid="004507b5"/>
    </style:style>
    <style:style style:name="P75" style:family="paragraph" style:parent-style-name="Text_20_body">
      <style:text-properties officeooo:rsid="00462358" officeooo:paragraph-rsid="00462358"/>
    </style:style>
    <style:style style:name="P76" style:family="paragraph" style:parent-style-name="Text_20_body">
      <style:text-properties officeooo:rsid="0047a4fa" officeooo:paragraph-rsid="0047a4fa"/>
    </style:style>
    <style:style style:name="P77" style:family="paragraph" style:parent-style-name="Text_20_body">
      <style:text-properties officeooo:rsid="0047a4fa" officeooo:paragraph-rsid="00496c05"/>
    </style:style>
    <style:style style:name="P78" style:family="paragraph" style:parent-style-name="Text_20_body">
      <style:text-properties officeooo:rsid="00683f16" officeooo:paragraph-rsid="00683f16"/>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02a06b0"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02bef1c"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Heading_20_1">
      <style:paragraph-properties fo:break-before="page"/>
      <style:text-properties style:font-name="Liberation Serif" officeooo:rsid="000cec91" officeooo:paragraph-rsid="000cec91"/>
    </style:style>
    <style:style style:name="P82" style:family="paragraph" style:parent-style-name="Heading_20_1" style:list-style-name="">
      <style:text-properties style:font-name="Liberation Serif" officeooo:rsid="002bef1c" officeooo:paragraph-rsid="002bef1c"/>
    </style:style>
    <style:style style:name="P83" style:family="paragraph" style:parent-style-name="Heading_20_1">
      <style:paragraph-properties fo:break-before="page"/>
      <style:text-properties style:font-name="Liberation Serif" officeooo:rsid="002bef1c" officeooo:paragraph-rsid="002bef1c"/>
    </style:style>
    <style:style style:name="P84" style:family="paragraph" style:parent-style-name="Heading_20_1" style:list-style-name="">
      <style:text-properties style:font-name="Liberation Serif" officeooo:rsid="002f8390" officeooo:paragraph-rsid="002f8390"/>
    </style:style>
    <style:style style:name="P85" style:family="paragraph" style:parent-style-name="Heading_20_1">
      <style:paragraph-properties fo:break-before="page"/>
      <style:text-properties style:font-name="Liberation Serif" officeooo:rsid="002f8390" officeooo:paragraph-rsid="002f8390"/>
    </style:style>
    <style:style style:name="P86" style:family="paragraph" style:parent-style-name="Heading_20_2">
      <style:text-properties style:font-name="Liberation Serif" officeooo:rsid="000cec91" officeooo:paragraph-rsid="000cec91"/>
    </style:style>
    <style:style style:name="P87" style:family="paragraph" style:parent-style-name="Heading_20_2">
      <style:text-properties officeooo:paragraph-rsid="002a06b0"/>
    </style:style>
    <style:style style:name="P88" style:family="paragraph" style:parent-style-name="Heading_20_2">
      <style:text-properties officeooo:paragraph-rsid="002bef1c"/>
    </style:style>
    <style:style style:name="P89" style:family="paragraph" style:parent-style-name="Heading_20_2">
      <style:text-properties officeooo:rsid="002bef1c" officeooo:paragraph-rsid="002bef1c"/>
    </style:style>
    <style:style style:name="P9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c89" officeooo:paragraph-rsid="005db39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350207" officeooo:paragraph-rsid="00350207" style:font-weight-asian="normal" style:font-weight-complex="normal"/>
    </style:style>
    <style:style style:name="P92"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961bf4" officeooo:paragraph-rsid="00961bf4" style:font-weight-asian="normal" style:font-weight-complex="normal"/>
    </style:style>
    <style:style style:name="P93" style:family="paragraph" style:parent-style-name="Standard">
      <loext:graphic-properties draw:fill="none"/>
      <style:paragraph-properties fo:margin-left="0.5in" fo:margin-right="0in" fo:line-height="100%" fo:text-align="start" style:justify-single-word="false" fo:text-indent="-0.5in" style:auto-text-indent="false" fo:background-color="transparent"/>
      <style:text-properties fo:font-weight="normal" officeooo:rsid="00322862" officeooo:paragraph-rsid="00322862" style:font-weight-asian="normal" style:font-weight-complex="normal"/>
    </style:style>
    <style:style style:name="P94"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33063b" officeooo:paragraph-rsid="009ddef0" style:font-weight-asian="normal" style:font-weight-complex="normal"/>
    </style:style>
    <style:style style:name="P95"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40d4ad" officeooo:paragraph-rsid="003177b5" style:font-weight-asian="normal" style:font-weight-complex="normal"/>
    </style:style>
    <style:style style:name="P96"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9ddef0" officeooo:paragraph-rsid="009ddef0" style:font-weight-asian="normal" style:font-weight-complex="normal"/>
    </style:style>
    <style:style style:name="P97"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3d40f7" officeooo:paragraph-rsid="003177b5" style:font-weight-asian="normal" style:font-weight-complex="normal"/>
    </style:style>
    <style:style style:name="P98"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ext-properties fo:font-weight="normal" officeooo:rsid="003d40f7" officeooo:paragraph-rsid="003177b5" style:font-weight-asian="normal" style:font-weight-complex="normal"/>
    </style:style>
    <style:style style:name="P99"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weight="normal" officeooo:rsid="009ee8eb" officeooo:paragraph-rsid="009ee8eb" style:font-weight-asian="normal" style:font-weight-complex="normal"/>
    </style:style>
    <style:style style:name="P100" style:family="paragraph" style:parent-style-name="Standard" style:master-page-name="">
      <loext:graphic-properties draw:fill="none"/>
      <style:paragraph-properties fo:margin-left="0.5in" fo:margin-right="0in" fo:line-height="100%" fo:text-align="start" style:justify-single-word="false" fo:text-indent="-0.5in" style:auto-text-indent="false" style:page-number="auto" fo:background-color="transparent"/>
      <style:text-properties fo:font-style="italic" fo:font-weight="normal" officeooo:rsid="00980319" officeooo:paragraph-rsid="00980319" style:font-style-asian="italic" style:font-weight-asian="normal" style:font-style-complex="italic" style:font-weight-complex="normal"/>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3f00" officeooo:paragraph-rsid="005e3f0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031a" officeooo:paragraph-rsid="0060031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bc47" officeooo:paragraph-rsid="0061bc4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214a" officeooo:paragraph-rsid="006b214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c38d9" officeooo:paragraph-rsid="007c38d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06b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bef1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d928a" officeooo:paragraph-rsid="007d928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36a9b" officeooo:paragraph-rsid="007f4f8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7aa5" officeooo:paragraph-rsid="007e7aa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4f85" officeooo:paragraph-rsid="007f4f8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8f6b" officeooo:paragraph-rsid="007f8f6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d157" officeooo:paragraph-rsid="0083d15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6888" officeooo:paragraph-rsid="0084688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6557" officeooo:paragraph-rsid="00866557"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c494" officeooo:paragraph-rsid="0086c49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1cd5" officeooo:paragraph-rsid="008b1cd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f8b0" officeooo:paragraph-rsid="008cf8b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c3cb" officeooo:paragraph-rsid="008ec3c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6c" officeooo:paragraph-rsid="008f6a6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dae9" officeooo:paragraph-rsid="008fdae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4ce1" officeooo:paragraph-rsid="00904ce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d1c0" officeooo:paragraph-rsid="0091d1c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3ad4ea"/>
    </style:style>
    <style:style style:name="T2" style:family="text">
      <style:text-properties officeooo:rsid="00036a9b"/>
    </style:style>
    <style:style style:name="T3" style:family="text">
      <style:text-properties officeooo:rsid="000394a3"/>
    </style:style>
    <style:style style:name="T4" style:family="text">
      <style:text-properties officeooo:rsid="0003c3c2"/>
    </style:style>
    <style:style style:name="T5" style:family="text">
      <style:text-properties officeooo:rsid="000418d7"/>
    </style:style>
    <style:style style:name="T6" style:family="text">
      <style:text-properties officeooo:rsid="000445f8"/>
    </style:style>
    <style:style style:name="T7" style:family="text">
      <style:text-properties officeooo:rsid="0004746f"/>
    </style:style>
    <style:style style:name="T8" style:family="text">
      <style:text-properties officeooo:rsid="0006e923"/>
    </style:style>
    <style:style style:name="T9" style:family="text">
      <style:text-properties officeooo:rsid="0008411c"/>
    </style:style>
    <style:style style:name="T10" style:family="text">
      <style:text-properties officeooo:rsid="000a2ae9"/>
    </style:style>
    <style:style style:name="T11" style:family="text">
      <style:text-properties fo:font-style="italic" style:font-style-asian="italic" style:font-style-complex="italic"/>
    </style:style>
    <style:style style:name="T12" style:family="text">
      <style:text-properties fo:font-style="italic" officeooo:rsid="003fa83b" style:font-style-asian="italic" style:font-style-complex="italic"/>
    </style:style>
    <style:style style:name="T13" style:family="text">
      <style:text-properties fo:font-style="italic" officeooo:rsid="00157914" style:font-style-asian="italic" style:font-style-complex="italic"/>
    </style:style>
    <style:style style:name="T14" style:family="text">
      <style:text-properties fo:font-style="italic" officeooo:rsid="002ffec7"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42065c" style:font-style-asian="normal" style:font-style-complex="normal"/>
    </style:style>
    <style:style style:name="T18" style:family="text">
      <style:text-properties fo:font-style="normal" officeooo:rsid="00157914" style:font-style-asian="normal" style:font-style-complex="normal"/>
    </style:style>
    <style:style style:name="T19" style:family="text">
      <style:text-properties fo:font-style="normal" officeooo:rsid="003ed6ff" style:font-style-asian="normal" style:font-style-complex="normal"/>
    </style:style>
    <style:style style:name="T20" style:family="text">
      <style:text-properties fo:font-style="normal" officeooo:rsid="003fa83b" style:font-style-asian="normal" style:font-style-complex="normal"/>
    </style:style>
    <style:style style:name="T21" style:family="text">
      <style:text-properties fo:font-style="normal" officeooo:rsid="0014072e" style:font-style-asian="normal" style:font-style-complex="normal"/>
    </style:style>
    <style:style style:name="T22" style:family="text">
      <style:text-properties fo:font-style="normal" officeooo:rsid="00403320"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officeooo:rsid="000e6342"/>
    </style:style>
    <style:style style:name="T26" style:family="text">
      <style:text-properties officeooo:rsid="000e9d05"/>
    </style:style>
    <style:style style:name="T27" style:family="text">
      <style:text-properties officeooo:rsid="00118eb1"/>
    </style:style>
    <style:style style:name="T28" style:family="text">
      <style:text-properties officeooo:rsid="00119c67"/>
    </style:style>
    <style:style style:name="T29" style:family="text">
      <style:text-properties officeooo:rsid="0012c42d"/>
    </style:style>
    <style:style style:name="T30" style:family="text">
      <style:text-properties officeooo:rsid="0013c8d6"/>
    </style:style>
    <style:style style:name="T31" style:family="text">
      <style:text-properties officeooo:rsid="00159ce7"/>
    </style:style>
    <style:style style:name="T32" style:family="text">
      <style:text-properties officeooo:rsid="0016b3dd"/>
    </style:style>
    <style:style style:name="T33" style:family="text">
      <style:text-properties officeooo:rsid="00185755"/>
    </style:style>
    <style:style style:name="T34" style:family="text">
      <style:text-properties officeooo:rsid="001a269a"/>
    </style:style>
    <style:style style:name="T35" style:family="text">
      <style:text-properties officeooo:rsid="001bd579"/>
    </style:style>
    <style:style style:name="T36" style:family="text">
      <style:text-properties officeooo:rsid="001dcf4d"/>
    </style:style>
    <style:style style:name="T37" style:family="text">
      <style:text-properties officeooo:rsid="001ed26f"/>
    </style:style>
    <style:style style:name="T38" style:family="text">
      <style:text-properties officeooo:rsid="0020840a"/>
    </style:style>
    <style:style style:name="T39" style:family="text">
      <style:text-properties officeooo:rsid="00217a15"/>
    </style:style>
    <style:style style:name="T40" style:family="text">
      <style:text-properties officeooo:rsid="002434ef"/>
    </style:style>
    <style:style style:name="T41" style:family="text">
      <style:text-properties style:font-name="Liberation Serif"/>
    </style:style>
    <style:style style:name="T42" style:family="text">
      <style:text-properties style:font-name="Liberation Serif" fo:font-weight="normal" style:font-weight-asian="normal" style:font-weight-complex="normal"/>
    </style:style>
    <style:style style:name="T43" style:family="text">
      <style:text-properties style:font-name="Liberation Serif" fo:font-weight="normal" officeooo:rsid="004507b5" style:font-weight-asian="normal" style:font-weight-complex="normal"/>
    </style:style>
    <style:style style:name="T44" style:family="text">
      <style:text-properties style:font-name="Liberation Serif" fo:font-weight="normal" officeooo:rsid="00693267" style:font-weight-asian="normal" style:font-weight-complex="normal"/>
    </style:style>
    <style:style style:name="T45" style:family="text">
      <style:text-properties style:font-name="Liberation Serif" officeooo:rsid="002a06b0"/>
    </style:style>
    <style:style style:name="T46" style:family="text">
      <style:text-properties style:font-name="Liberation Serif" fo:font-size="16pt" fo:font-weight="normal" officeooo:rsid="002a06b0" style:font-name-asian="Noto Sans CJK SC" style:font-size-asian="16pt" style:font-weight-asian="normal" style:font-name-complex="Lohit Devanagari1" style:font-size-complex="16pt" style:font-weight-complex="normal"/>
    </style:style>
    <style:style style:name="T47" style:family="text">
      <style:text-properties style:font-name="Liberation Serif" fo:font-size="16pt" fo:font-weight="normal" officeooo:rsid="002bef1c" style:font-name-asian="Noto Sans CJK SC" style:font-size-asian="16pt" style:font-weight-asian="normal" style:font-name-complex="Lohit Devanagari1" style:font-size-complex="16pt" style:font-weight-complex="normal"/>
    </style:style>
    <style:style style:name="T48" style:family="text">
      <style:text-properties style:font-name="Liberation Serif" fo:font-size="16pt" fo:font-weight="normal" officeooo:rsid="004507b5" style:font-name-asian="Noto Sans CJK SC" style:font-size-asian="16pt" style:font-weight-asian="normal" style:font-name-complex="Lohit Devanagari1" style:font-size-complex="16pt" style:font-weight-complex="normal"/>
    </style:style>
    <style:style style:name="T49" style:family="text">
      <style:text-properties style:font-name="Liberation Serif" fo:font-size="16pt" fo:font-style="italic" fo:font-weight="normal" officeooo:rsid="002a06b0" style:font-name-asian="Noto Sans CJK SC" style:font-size-asian="16pt" style:font-style-asian="italic" style:font-weight-asian="normal" style:font-name-complex="Lohit Devanagari1" style:font-size-complex="16pt" style:font-style-complex="italic" style:font-weight-complex="normal"/>
    </style:style>
    <style:style style:name="T50" style:family="text">
      <style:text-properties style:font-name="Liberation Serif" fo:font-size="16pt" fo:font-style="italic" fo:font-weight="normal" officeooo:rsid="002bef1c" style:font-name-asian="Noto Sans CJK SC" style:font-size-asian="16pt" style:font-style-asian="italic" style:font-weight-asian="normal" style:font-name-complex="Lohit Devanagari1" style:font-size-complex="16pt" style:font-style-complex="italic" style:font-weight-complex="normal"/>
    </style:style>
    <style:style style:name="T51" style:family="text">
      <style:text-properties style:font-name="Liberation Serif" fo:font-size="16pt" fo:font-style="normal" fo:font-weight="normal" officeooo:rsid="002bef1c" style:font-name-asian="Noto Sans CJK SC" style:font-size-asian="16pt" style:font-style-asian="normal" style:font-weight-asian="normal" style:font-name-complex="Lohit Devanagari1" style:font-size-complex="16pt" style:font-style-complex="normal" style:font-weight-complex="normal"/>
    </style:style>
    <style:style style:name="T52" style:family="text">
      <style:text-properties style:font-name="Liberation Serif" officeooo:rsid="002bef1c"/>
    </style:style>
    <style:style style:name="T53" style:family="text">
      <style:text-properties style:font-name="Liberation Serif" fo:font-style="normal" style:font-style-asian="normal" style:font-style-complex="normal"/>
    </style:style>
    <style:style style:name="T54" style:family="text">
      <style:text-properties style:font-name="Liberation Serif" fo:font-style="normal" officeooo:rsid="0042065c" style:font-style-asian="normal" style:font-style-complex="normal"/>
    </style:style>
    <style:style style:name="T55" style:family="text">
      <style:text-properties style:font-name="Liberation Serif" fo:font-style="normal" officeooo:rsid="002f8390" style:font-style-asian="normal" style:font-style-complex="normal"/>
    </style:style>
    <style:style style:name="T56" style:family="text">
      <style:text-properties style:font-name="Liberation Serif" fo:font-style="normal" officeooo:rsid="009d810a" style:font-style-asian="normal" style:font-style-complex="normal"/>
    </style:style>
    <style:style style:name="T57" style:family="text">
      <style:text-properties style:font-name="Liberation Serif" fo:font-style="italic" style:font-style-asian="italic" style:font-style-complex="italic"/>
    </style:style>
    <style:style style:name="T58" style:family="text">
      <style:text-properties style:font-name="Liberation Serif" fo:font-style="italic" officeooo:rsid="002f8390" style:font-style-asian="italic" style:font-style-complex="italic"/>
    </style:style>
    <style:style style:name="T59" style:family="text">
      <style:text-properties style:font-name="Liberation Serif" fo:font-style="italic" officeooo:rsid="009d810a" style:font-style-asian="italic" style:font-style-complex="italic"/>
    </style:style>
    <style:style style:name="T60" style:family="text">
      <style:text-properties style:font-name="Liberation Serif" fo:font-style="italic" officeooo:rsid="0042065c" style:font-style-asian="italic" style:font-style-complex="italic"/>
    </style:style>
    <style:style style:name="T61" style:family="text">
      <style:text-properties fo:font-size="28pt" fo:font-weight="bold" style:font-name-asian="Noto Sans CJK SC" style:font-size-asian="28pt" style:font-weight-asian="bold" style:font-name-complex="Lohit Devanagari1" style:font-size-complex="28pt" style:font-weight-complex="bold"/>
    </style:style>
    <style:style style:name="T62" style:family="text">
      <style:text-properties officeooo:rsid="002bef1c"/>
    </style:style>
    <style:style style:name="T63" style:family="text">
      <style:text-properties officeooo:rsid="002dd2b1"/>
    </style:style>
    <style:style style:name="T64" style:family="text">
      <style:text-properties officeooo:rsid="002e35e9"/>
    </style:style>
    <style:style style:name="T65" style:family="text">
      <style:text-properties officeooo:rsid="002f1335"/>
    </style:style>
    <style:style style:name="T66" style:family="text">
      <style:text-properties officeooo:rsid="002f8390"/>
    </style:style>
    <style:style style:name="T67" style:family="text">
      <style:text-properties officeooo:rsid="00499287"/>
    </style:style>
    <style:style style:name="T68" style:family="text">
      <style:text-properties style:text-position="super 58%" fo:font-style="normal" officeooo:rsid="00157914" style:font-style-asian="normal" style:font-style-complex="normal"/>
    </style:style>
    <style:style style:name="T69" style:family="text">
      <style:text-properties style:text-position="super 58%" style:font-name="Liberation Serif" fo:font-style="normal" officeooo:rsid="002f8390" style:font-style-asian="normal" style:font-style-complex="normal"/>
    </style:style>
    <style:style style:name="T70" style:family="text">
      <style:text-properties officeooo:rsid="004a5740"/>
    </style:style>
    <style:style style:name="T71" style:family="text">
      <style:text-properties officeooo:rsid="000eb0fc"/>
    </style:style>
    <style:style style:name="T72" style:family="text">
      <style:text-properties officeooo:rsid="003094f4"/>
    </style:style>
    <style:style style:name="T73" style:family="text">
      <style:text-properties officeooo:rsid="002ffec7"/>
    </style:style>
    <style:style style:name="T74" style:family="text">
      <style:text-properties officeooo:rsid="002ecbe6"/>
    </style:style>
    <style:style style:name="T75" style:family="text">
      <style:text-properties officeooo:rsid="002c4935"/>
    </style:style>
    <style:style style:name="T76" style:family="text">
      <style:text-properties officeooo:rsid="0051e9a5"/>
    </style:style>
    <style:style style:name="T77" style:family="text">
      <style:text-properties officeooo:rsid="003ca28c"/>
    </style:style>
    <style:style style:name="T78" style:family="text">
      <style:text-properties officeooo:rsid="0040137c"/>
    </style:style>
    <style:style style:name="T79" style:family="text">
      <style:text-properties officeooo:rsid="0042f7dd"/>
    </style:style>
    <style:style style:name="T80" style:family="text">
      <style:text-properties officeooo:rsid="004507b5"/>
    </style:style>
    <style:style style:name="T81" style:family="text">
      <style:text-properties officeooo:rsid="00350e5f"/>
    </style:style>
    <style:style style:name="T82" style:family="text">
      <style:text-properties officeooo:rsid="0036da30"/>
    </style:style>
    <style:style style:name="T83" style:family="text">
      <style:text-properties officeooo:rsid="0037418d"/>
    </style:style>
    <style:style style:name="T84" style:family="text">
      <style:text-properties officeooo:rsid="00512d43"/>
    </style:style>
    <style:style style:name="T85" style:family="text">
      <style:text-properties officeooo:rsid="00505293"/>
    </style:style>
    <style:style style:name="T86" style:family="text">
      <style:text-properties officeooo:rsid="005070d6"/>
    </style:style>
    <style:style style:name="T87" style:family="text">
      <style:text-properties officeooo:rsid="003d40f7"/>
    </style:style>
    <style:style style:name="T88" style:family="text">
      <style:text-properties officeooo:rsid="004a51b6"/>
    </style:style>
    <style:style style:name="T89" style:family="text">
      <style:text-properties officeooo:rsid="000b2ccb"/>
    </style:style>
    <style:style style:name="T90" style:family="text">
      <style:text-properties officeooo:rsid="000c9ad6"/>
    </style:style>
    <style:style style:name="T91" style:family="text">
      <style:text-properties officeooo:rsid="0013e44a"/>
    </style:style>
    <style:style style:name="T92" style:family="text">
      <style:text-properties officeooo:rsid="001060e0"/>
    </style:style>
    <style:style style:name="T93" style:family="text">
      <style:text-properties officeooo:rsid="00130d69"/>
    </style:style>
    <style:style style:name="T94" style:family="text">
      <style:text-properties officeooo:rsid="0014fe03"/>
    </style:style>
    <style:style style:name="T95" style:family="text">
      <style:text-properties officeooo:rsid="001618ac"/>
    </style:style>
    <style:style style:name="T96" style:family="text">
      <style:text-properties officeooo:rsid="0019233c"/>
    </style:style>
    <style:style style:name="T97" style:family="text">
      <style:text-properties officeooo:rsid="001a9cc9"/>
    </style:style>
    <style:style style:name="T98" style:family="text">
      <style:text-properties officeooo:rsid="001c9678"/>
    </style:style>
    <style:style style:name="T99" style:family="text">
      <style:text-properties officeooo:rsid="001e69b6"/>
    </style:style>
    <style:style style:name="T100" style:family="text">
      <style:text-properties officeooo:rsid="004ce614"/>
    </style:style>
    <style:style style:name="T101" style:family="text">
      <style:text-properties officeooo:rsid="004e6b47"/>
    </style:style>
    <style:style style:name="T102" style:family="text">
      <style:text-properties officeooo:rsid="005268a1"/>
    </style:style>
    <style:style style:name="T103" style:family="text">
      <style:text-properties officeooo:rsid="00539876"/>
    </style:style>
    <style:style style:name="T104" style:family="text">
      <style:text-properties officeooo:rsid="005592e1"/>
    </style:style>
    <style:style style:name="T105" style:family="text">
      <style:text-properties officeooo:rsid="00570afe"/>
    </style:style>
    <style:style style:name="T106" style:family="text">
      <style:text-properties officeooo:rsid="00574409"/>
    </style:style>
    <style:style style:name="T107" style:family="text">
      <style:text-properties officeooo:rsid="0058d334"/>
    </style:style>
    <style:style style:name="T108" style:family="text">
      <style:text-properties officeooo:rsid="005d2ef6"/>
    </style:style>
    <style:style style:name="T109" style:family="text">
      <style:text-properties officeooo:rsid="005db397"/>
    </style:style>
    <style:style style:name="T110" style:family="text">
      <style:text-properties officeooo:rsid="005ef45b"/>
    </style:style>
    <style:style style:name="T111" style:family="text">
      <style:text-properties officeooo:rsid="0060d65e"/>
    </style:style>
    <style:style style:name="T112" style:family="text">
      <style:text-properties officeooo:rsid="00618532"/>
    </style:style>
    <style:style style:name="T113" style:family="text">
      <style:text-properties officeooo:rsid="00632350"/>
    </style:style>
    <style:style style:name="T114" style:family="text">
      <style:text-properties officeooo:rsid="00641f12"/>
    </style:style>
    <style:style style:name="T115" style:family="text">
      <style:text-properties officeooo:rsid="00661aaa"/>
    </style:style>
    <style:style style:name="T116" style:family="text">
      <style:text-properties officeooo:rsid="006d87e5"/>
    </style:style>
    <style:style style:name="T117" style:family="text">
      <style:text-properties officeooo:rsid="006e594b"/>
    </style:style>
    <style:style style:name="T118" style:family="text">
      <style:text-properties officeooo:rsid="006e88b3"/>
    </style:style>
    <style:style style:name="T119" style:family="text">
      <style:text-properties officeooo:rsid="0070426c"/>
    </style:style>
    <style:style style:name="T120" style:family="text">
      <style:text-properties officeooo:rsid="00737b9a"/>
    </style:style>
    <style:style style:name="T121" style:family="text">
      <style:text-properties officeooo:rsid="0074d35d"/>
    </style:style>
    <style:style style:name="T122" style:family="text">
      <style:text-properties officeooo:rsid="007856a8"/>
    </style:style>
    <style:style style:name="T123" style:family="text">
      <style:text-properties officeooo:rsid="007c38d9"/>
    </style:style>
    <style:style style:name="T124" style:family="text">
      <style:text-properties officeooo:rsid="007d928a"/>
    </style:style>
    <style:style style:name="T125" style:family="text">
      <style:text-properties officeooo:rsid="007e7aa5"/>
    </style:style>
    <style:style style:name="T126" style:family="text">
      <style:text-properties officeooo:rsid="007f4f85"/>
    </style:style>
    <style:style style:name="T127" style:family="text">
      <style:text-properties officeooo:rsid="007f8f6b"/>
    </style:style>
    <style:style style:name="T128" style:family="text">
      <style:text-properties officeooo:rsid="00846888"/>
    </style:style>
    <style:style style:name="T129" style:family="text">
      <style:text-properties officeooo:rsid="008870a9"/>
    </style:style>
    <style:style style:name="T130" style:family="text">
      <style:text-properties officeooo:rsid="00894664"/>
    </style:style>
    <style:style style:name="T131" style:family="text">
      <style:text-properties officeooo:rsid="00910af4"/>
    </style:style>
    <style:style style:name="T132" style:family="text">
      <style:text-properties officeooo:rsid="00917b78"/>
    </style:style>
    <style:style style:name="T133" style:family="text">
      <style:text-properties officeooo:rsid="009273ba"/>
    </style:style>
    <style:style style:name="T134" style:family="text">
      <style:text-properties officeooo:rsid="009b47ea"/>
    </style:style>
    <style:style style:name="T135" style:family="text">
      <style:text-properties officeooo:rsid="009c8ba7"/>
    </style:style>
    <style:style style:name="T136" style:family="text">
      <style:text-properties officeooo:rsid="009d0d3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S Settler Colonialism, Indigenous Peoples<text:span text:style-name="T61">’ Day, and Who Counts as “We the People”</text:span></text:p>
      <text:p text:style-name="P5">Feminist US Experience Praxis Activity</text:p>
      <text:p text:style-name="P6">Gavin Ruane • October 17,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107_3508303173" text:style-name="Index_20_Link" text:visited-style-name="Index_20_Link">1 Dialectical Journal<text:tab/>2</text:a></text:p>
          <text:p text:style-name="P3"><text:a xlink:type="simple" xlink:href="#__RefHeading___Toc109_3508303173" text:style-name="Index_20_Link" text:visited-style-name="Index_20_Link">1.1 </text:a><text:a xlink:type="simple" xlink:href="#__RefHeading___Toc109_3508303173" text:style-name="Index_20_Link" text:visited-style-name="Index_20_Link"><text:span text:style-name="T11">Columbus in America</text:span></text:a><text:a xlink:type="simple" xlink:href="#__RefHeading___Toc109_3508303173" text:style-name="Index_20_Link" text:visited-style-name="Index_20_Link"><text:span text:style-name="T16"> Documentary</text:span></text:a><text:a xlink:type="simple" xlink:href="#__RefHeading___Toc109_3508303173" text:style-name="Index_20_Link" text:visited-style-name="Index_20_Link"><text:tab/>2</text:a></text:p>
          <text:p text:style-name="P3"><text:a xlink:type="simple" xlink:href="#__RefHeading___Toc216_3508303173" text:style-name="Index_20_Link" text:visited-style-name="Index_20_Link">1.2 </text:a><text:a xlink:type="simple" xlink:href="#__RefHeading___Toc216_3508303173" text:style-name="Index_20_Link" text:visited-style-name="Index_20_Link"><text:span text:style-name="T11">Decolonization Is for Everyone</text:span></text:a><text:a xlink:type="simple" xlink:href="#__RefHeading___Toc216_3508303173" text:style-name="Index_20_Link" text:visited-style-name="Index_20_Link"><text:tab/>5</text:a></text:p>
          <text:p text:style-name="P3"><text:a xlink:type="simple" xlink:href="#__RefHeading___Toc216_35083031731" text:style-name="Index_20_Link" text:visited-style-name="Index_20_Link">1.3 </text:a><text:a xlink:type="simple" xlink:href="#__RefHeading___Toc216_35083031731" text:style-name="Index_20_Link" text:visited-style-name="Index_20_Link"><text:span text:style-name="T11">’</text:span></text:a><text:a xlink:type="simple" xlink:href="#__RefHeading___Toc216_35083031731" text:style-name="Index_20_Link" text:visited-style-name="Index_20_Link"><text:span text:style-name="T11">We the People’ – the three most misunderstood words in US history</text:span></text:a><text:a xlink:type="simple" xlink:href="#__RefHeading___Toc216_35083031731" text:style-name="Index_20_Link" text:visited-style-name="Index_20_Link"><text:tab/>5</text:a></text:p>
          <text:p text:style-name="P3"><text:a xlink:type="simple" xlink:href="#__RefHeading___Toc216_35083031732" text:style-name="Index_20_Link" text:visited-style-name="Index_20_Link">1.4 </text:a><text:a xlink:type="simple" xlink:href="#__RefHeading___Toc216_35083031732" text:style-name="Index_20_Link" text:visited-style-name="Index_20_Link"><text:span text:style-name="T11">Turntables</text:span></text:a><text:a xlink:type="simple" xlink:href="#__RefHeading___Toc216_35083031732" text:style-name="Index_20_Link" text:visited-style-name="Index_20_Link"><text:tab/>5</text:a></text:p>
          <text:p text:style-name="P3"><text:a xlink:type="simple" xlink:href="#__RefHeading___Toc216_35083031733" text:style-name="Index_20_Link" text:visited-style-name="Index_20_Link">1.5 </text:a><text:a xlink:type="simple" xlink:href="#__RefHeading___Toc216_35083031733" text:style-name="Index_20_Link" text:visited-style-name="Index_20_Link"><text:span text:style-name="T11">I Am Not Your Negro</text:span></text:a><text:a xlink:type="simple" xlink:href="#__RefHeading___Toc216_35083031733" text:style-name="Index_20_Link" text:visited-style-name="Index_20_Link"><text:span text:style-name="T16"> Trailer and Clips</text:span></text:a><text:a xlink:type="simple" xlink:href="#__RefHeading___Toc216_35083031733" text:style-name="Index_20_Link" text:visited-style-name="Index_20_Link"><text:tab/>6</text:a></text:p>
          <text:p text:style-name="P3"><text:a xlink:type="simple" xlink:href="#__RefHeading___Toc216_35083031734" text:style-name="Index_20_Link" text:visited-style-name="Index_20_Link">1.6 “On ‘For Every Voice That Never Sang’, Kishi Bashi Is Confidenr For A Changing World”<text:tab/>7</text:a></text:p>
          <text:p text:style-name="P3"><text:a xlink:type="simple" xlink:href="#__RefHeading___Toc216_35083031735" text:style-name="Index_20_Link" text:visited-style-name="Index_20_Link">1.7 “For Every Voice That Never Sang”<text:tab/>7</text:a></text:p>
          <text:p text:style-name="P3"><text:a xlink:type="simple" xlink:href="#__RefHeading___Toc216_35083031736" text:style-name="Index_20_Link" text:visited-style-name="Index_20_Link">1.8 “Empower Yoself Before You Wreck Yoself: Native American Feminist Musings”<text:tab/>8</text:a></text:p>
          <text:p text:style-name="P3"><text:a xlink:type="simple" xlink:href="#__RefHeading___Toc216_35083031737" text:style-name="Index_20_Link" text:visited-style-name="Index_20_Link">1.9 “Introduction: This Land”<text:tab/>9</text:a></text:p>
          <text:p text:style-name="P3"><text:a xlink:type="simple" xlink:href="#__RefHeading___Toc216_35083031738" text:style-name="Index_20_Link" text:visited-style-name="Index_20_Link">1.10 “Settler Colonialism Primer”<text:tab/>10</text:a></text:p>
          <text:p text:style-name="P3"><text:a xlink:type="simple" xlink:href="#__RefHeading___Toc216_35083031739" text:style-name="Index_20_Link" text:visited-style-name="Index_20_Link">1.11 “Moving from Cultural Appropriation to Ethical Cultural Connections”<text:tab/>10</text:a></text:p>
          <text:p text:style-name="P2"><text:a xlink:type="simple" xlink:href="#__RefHeading___Toc230_3508303173" text:style-name="Index_20_Link" text:visited-style-name="Index_20_Link">2 Creative Project<text:tab/>12</text:a></text:p>
          <text:p text:style-name="P3"><text:a xlink:type="simple" xlink:href="#__RefHeading___Toc232_3508303173" text:style-name="Index_20_Link" text:visited-style-name="Index_20_Link">2.1 My Hometown? Or Someone Else’s?<text:tab/>12</text:a></text:p>
          <text:p text:style-name="P2"><text:a xlink:type="simple" xlink:href="#__RefHeading___Toc1143_3508303173" text:style-name="Index_20_Link" text:visited-style-name="Index_20_Link">3 Works Cited<text:tab/>13</text:a></text:p>
        </text:index-body>
      </text:table-of-content>
      <text:p text:style-name="P73"/>
      <text:h text:style-name="P81" text:outline-level="1"><text:bookmark-start text:name="__RefHeading___Toc107_3508303173"/>1 <text:span text:style-name="T24">Dialectical Journal</text:span><text:bookmark-end text:name="__RefHeading___Toc107_3508303173"/></text:h>
      <text:p text:style-name="P78"><text:span text:style-name="T42">This section, displayed on the following pages, includes my Dialectical Journal for all the various sources explored in this Praxis a</text:span><text:span text:style-name="T44">s</text:span><text:span text:style-name="T42">signment. </text:span><text:span text:style-name="T44">Each table includes three columns: the quote column, which shows the passage from the source and the language on which I’m commenting; the place column, which shows where (timestamp or page number) the passage is located in the resource; and the analysis column, which includes a brief explanation and my comprehension and application of the passage from the resource.</text:span></text:p>
      <text:h text:style-name="P86" text:outline-level="2"><text:bookmark-start text:name="__RefHeading___Toc109_3508303173"/>1.1 <text:span text:style-name="T15">Columbus in America</text:span><text:span text:style-name="T23"> Documentary</text:span><text:bookmark-end text:name="__RefHeading___Toc109_3508303173"/></text:h>
      <table:table table:name="ColumbusInAmerica" table:style-name="ColumbusInAmerica" table:template-name="Default Style">
        <table:table-column table:style-name="ColumbusInAmerica.A"/>
        <table:table-column table:style-name="ColumbusInAmerica.B"/>
        <table:table-column table:style-name="ColumbusInAmerica.C"/>
        <table:table-row>
          <table:table-cell table:style-name="ColumbusInAmerica.A1" office:value-type="string">
            <text:p text:style-name="P70">Quote</text:p>
          </table:table-cell>
          <table:table-cell table:style-name="ColumbusInAmerica.A1" office:value-type="string">
            <text:p text:style-name="P70">Place</text:p>
          </table:table-cell>
          <table:table-cell table:style-name="ColumbusInAmerica.C1" office:value-type="string">
            <text:p text:style-name="P70">Analysis</text:p>
          </table:table-cell>
        </table:table-row>
        <table:table-row>
          <table:table-cell table:style-name="ColumbusInAmerica.A2" office:value-type="string">
            <text:p text:style-name="P24">“Instead of saying Columbus discovered America, we can say he invaded America.”</text:p>
          </table:table-cell>
          <table:table-cell table:style-name="ColumbusInAmerica.A2" office:value-type="string">
            <text:p text:style-name="P25">4:50</text:p>
          </table:table-cell>
          <table:table-cell table:style-name="ColumbusInAmerica.C2" office:value-type="string">
            <text:p text:style-name="P24">This stood out to me, as it highlighted the need to choose appropriate and accurate language in all different contexts that represents the <text:span text:style-name="T2">actions</text:span> taken. In so many eras of history, we've learned things that have been skewed or ``watered-down'' to write stories in ways that fit certain narratives.</text:p>
          </table:table-cell>
        </table:table-row>
        <table:table-row>
          <table:table-cell table:style-name="ColumbusInAmerica.A2" office:value-type="string">
            <text:p text:style-name="P24">“Who discovered America?...You know, everybody, 'Columbus.' In fact, a lot of kids will even start telling you, 'In 1492...' Everybody knows the name of Columbus, but nobody knows the names of the people that were here.”</text:p>
          </table:table-cell>
          <table:table-cell table:style-name="ColumbusInAmerica.A2" office:value-type="string">
            <text:p text:style-name="P48">10:20</text:p>
          </table:table-cell>
          <table:table-cell table:style-name="ColumbusInAmerica.C2" office:value-type="string">
            <text:p text:style-name="P24">Bigelow's words here reminded me of just how disconnected our definitons and perspectives of history are from the truthful history. I just think it's interesting that everyone knows the white man who did not actually discover the Americas while no one even seems to question their lack of awareness of the Native people whose land the Americas really are. I admit, I have existed on that plane too, but I've recently been trying to escape that skewed thinking.</text:p>
          </table:table-cell>
        </table:table-row>
        <table:table-row>
          <table:table-cell table:style-name="ColumbusInAmerica.A2" office:value-type="string">
            <text:p text:style-name="P24">“He used the Doctrine of Discovery, being able to claim lands for your crown, and claim them for another country, because the people were less than...The way they viewed [the Taíno peoples] in those early interactions was...the epitomy of racism...they saw themselves as superior.”</text:p>
          </table:table-cell>
          <table:table-cell table:style-name="ColumbusInAmerica.A2" office:value-type="string">
            <text:p text:style-name="P48">13:11</text:p>
          </table:table-cell>
          <table:table-cell table:style-name="ColumbusInAmerica.C2" office:value-type="string">
            <text:p text:style-name="P24">While the Doctrine of Discovery may be used in less visible ways today, as seen in Mark Charles' TED Talk, this idea that the white Spaniards saw themselves as superior connects with today's continued omniscient presence of white supremacy throughout our society. <text:span text:style-name="T3">It’s not shocking that white supremacy is such an archaic concept that is still prevalent, but thinking about how white supremacy still exists and continues to perpetuate violence, prejudice, inequity, and countless other issues is disheartening to me.</text:span></text:p>
          </table:table-cell>
        </table:table-row>
        <table:table-row>
          <table:table-cell table:style-name="ColumbusInAmerica.A2" office:value-type="string">
            <text:p text:style-name="P48">Violent <text:span text:style-name="T4">animated</text:span> imagery depicting brutal murder, torture, slavery, rape, and abuse.</text:p>
          </table:table-cell>
          <table:table-cell table:style-name="ColumbusInAmerica.A2" office:value-type="string">
            <text:p text:style-name="P48">15:38</text:p>
          </table:table-cell>
          <table:table-cell table:style-name="ColumbusInAmerica.C2" office:value-type="string">
            <text:p text:style-name="P48">After this, one person said that these brutal acts are documented history from Columbus himself. I find it shocking when people claim that shifting focus from Columbus to indigenous people <text:span text:style-name="T5">is removing history or ignoring the facts when in fact, these people are </text:span><text:soft-page-break/><text:span text:style-name="T5">unaware of the documentation from Columbus himself detailing his atrocities. The animated scene disgusted me, which I appreciate since it highlighted to me just how skewed my previous “education” on Columbus’ history is.</text:span></text:p>
          </table:table-cell>
        </table:table-row>
        <table:table-row>
          <table:table-cell table:style-name="ColumbusInAmerica.A2" office:value-type="string">
            <text:p text:style-name="P24">“<text:span text:style-name="T6">To make examples of them, they would hang [the Taínos] thirteen at a time. That would emulate the twelve apostles and Christ...that’s how they would say they were making this sacrifice as something that was supposed to be exalting Christianity.”</text:span></text:p>
          </table:table-cell>
          <table:table-cell table:style-name="ColumbusInAmerica.A2" office:value-type="string">
            <text:p text:style-name="P49">20:30</text:p>
          </table:table-cell>
          <table:table-cell table:style-name="ColumbusInAmerica.C2" office:value-type="string">
            <text:p text:style-name="P49">I don´t find this surprising, as I have grown up around Christianity and witnessed firsthand hypocrisy and hate from the Church, but to see human lives sacrificed in the name of Jesus is especially horrifying. I wonder if Columbus and his comrades had even read the Bible since, especially in the New Testament, it includes many examples of how to show love, peace, and support for others. I struggle to see how such acts described in the video would be seen as “good” in the eyes of Jesus, although it does fit in with the Church’s hypocrisy throughout history.</text:p>
          </table:table-cell>
        </table:table-row>
        <table:table-row table:style-name="ColumbusInAmerica.7">
          <table:table-cell table:style-name="ColumbusInAmerica.A2" office:value-type="string">
            <text:p text:style-name="P24">“<text:span text:style-name="T7">The American polity has used Columbus since we were a nation, in fact, as the symbol of America, as if Columbus had ever gotten to the United States.”</text:span></text:p>
          </table:table-cell>
          <table:table-cell table:style-name="ColumbusInAmerica.A2" office:value-type="string">
            <text:p text:style-name="P50">24:50</text:p>
          </table:table-cell>
          <table:table-cell table:style-name="ColumbusInAmerica.C2" office:value-type="string">
            <text:p text:style-name="P51">This to me underlines the alterations and revisions to truthful history <text:span text:style-name="T8">to fit other narratives and tell stories rather than truths. </text:span><text:span text:style-name="T9">This makes me question what other “history” I have been taught that has been skewed and normalized to express a perspective desired by people in power.</text:span></text:p>
          </table:table-cell>
        </table:table-row>
        <table:table-row table:style-name="ColumbusInAmerica.7">
          <table:table-cell table:style-name="ColumbusInAmerica.A2" office:value-type="string">
            <text:p text:style-name="P24">“<text:span text:style-name="T10">Columbus’ growing résumé now included so much religious virtue that sainthood was seriously considered. The way in which this ‘Knights of Columbus’ history book describes him, you would have thought Columbus had two of every animal aboard the Santa Maria.”</text:span></text:p>
          </table:table-cell>
          <table:table-cell table:style-name="ColumbusInAmerica.A2" office:value-type="string">
            <text:p text:style-name="P52">39:28</text:p>
          </table:table-cell>
          <table:table-cell table:style-name="ColumbusInAmerica.C2" office:value-type="string">
            <text:p text:style-name="P53">First of all, this quote from the documentary challenged me to again consider just how truthful my experiences with history really are. I am extraordinarily curious now about the various fictions I know I’ve been told throughout my educational career that were labeled “history.” Second, I find it interesting—but not surprising, as a Catholic school alumnus—that Columbus was and is a renowned figure in American Catholicism. <text:span text:style-name="T25">In general, I find it interesting how Columbus’ story was pretty much fictionalized to fit many different groups’ narratives and beliefs.</text:span></text:p>
          </table:table-cell>
        </table:table-row>
        <table:table-row table:style-name="ColumbusInAmerica.7">
          <table:table-cell table:style-name="ColumbusInAmerica.A2" office:value-type="string">
            <text:p text:style-name="P24">“<text:span text:style-name="T26">He was portrayed as buddies with Uncle Sam and George Washington...advertisements for Columbus sales events, the ones you see every year in October, sprung up everywhere. The Pledge of Allegiance was created specifically for this event.”</text:span></text:p>
          </table:table-cell>
          <table:table-cell table:style-name="ColumbusInAmerica.A2" office:value-type="string">
            <text:p text:style-name="P54">41:45</text:p>
          </table:table-cell>
          <table:table-cell table:style-name="ColumbusInAmerica.C2" office:value-type="string">
            <text:p text:style-name="P55">Wow, I cannot believe just how memorialized Columbus was during this 1893 Chicago event! While Native people were still suffering from the effects of Columbus’ brutal actions against them, the fictionalized narrative of Columbus was celebrated and sparked many fixtures of American society that many people just accept today.</text:p>
          </table:table-cell>
        </table:table-row>
        <table:table-row table:style-name="ColumbusInAmerica.7">
          <table:table-cell table:style-name="ColumbusInAmerica.A2" office:value-type="string">
            <text:p text:style-name="P24">“<text:span text:style-name="T27">We do it to show primitive and </text:span><text:soft-page-break/><text:span text:style-name="T27">civilized, and so we don´t even think about the incongruity of it all <text:s/>because we just accept the traditional notion of tripped up primitive and civilized…”</text:span></text:p>
          </table:table-cell>
          <table:table-cell table:style-name="ColumbusInAmerica.A2" office:value-type="string">
            <text:p text:style-name="P56">46:40</text:p>
          </table:table-cell>
          <table:table-cell table:style-name="ColumbusInAmerica.C2" office:value-type="string">
            <text:p text:style-name="P56">(In reference to a statue depicting a Native person <text:soft-page-break/>and a Dutch person.) This made me think of the notion that it’s easier to consider nonwhite people as primitive, savage, or sub-par to continue perpetuating white supremacy. A statue like this is so normalized that even though people may not explicitly state that white people are superior to Native Americans, <text:span text:style-name="T28">the story depicted in this statue is so normal </text:span><text:span text:style-name="T29">for many </text:span><text:span text:style-name="T28">that most people do </text:span><text:span text:style-name="T30">display their white supremacy</text:span><text:span text:style-name="T28">.</text:span></text:p>
          </table:table-cell>
        </table:table-row>
        <table:table-row table:style-name="ColumbusInAmerica.7">
          <table:table-cell table:style-name="ColumbusInAmerica.A2" office:value-type="string">
            <text:p text:style-name="P24">“<text:span text:style-name="T27">Part of the celebration of American freedom, to me, should be teaching people how to arrive at their own conclusions instead of repeating what the textbook says. That’s not an act of freedom; that’s the act of it’s opposite, that’s the act of indoctrination.”</text:span></text:p>
          </table:table-cell>
          <table:table-cell table:style-name="ColumbusInAmerica.A2" office:value-type="string">
            <text:p text:style-name="P56">46:51</text:p>
          </table:table-cell>
          <table:table-cell table:style-name="ColumbusInAmerica.C2" office:value-type="string">
            <text:p text:style-name="P57">This is absolutely true, and I’ve been thinking about this throughout this entire documentary. So many people just choose to believe what they are told, and that really is so anti-freedom and anti-choice. In a country where people are always chanting about their freedoms, <text:span text:style-name="T31">it surprises me that most people accept their indoctrination. This also concerns me because at a young age, children do not know that they are indoctrinated on “historical” events, yet no one ever encourages them to think for themselves.</text:span></text:p>
          </table:table-cell>
        </table:table-row>
        <table:table-row table:style-name="ColumbusInAmerica.7">
          <table:table-cell table:style-name="ColumbusInAmerica.A2" office:value-type="string">
            <text:p text:style-name="P24">“<text:span text:style-name="T32">We’ll call it this ‘exchange.’ It was <text:s/>a different language, and it was a language that had more insight to it and more fairness in some respects, but it also was a language that hid the exploitation, that hid the violence…”</text:span></text:p>
          </table:table-cell>
          <table:table-cell table:style-name="ColumbusInAmerica.A2" office:value-type="string">
            <text:p text:style-name="P58">54:48</text:p>
          </table:table-cell>
          <table:table-cell table:style-name="ColumbusInAmerica.C2" office:value-type="string">
            <text:p text:style-name="P58">This reflects some of the education I received on Christopher Columbus; he was seen as a hero not for his discovery-invasion, but for his exchange with Native people and European people. <text:span text:style-name="T33">We learned that he was not always respectful, but that such incidents should be disregarded because of his incredible exchange. Again, I’m reconsidering this aspect of my education as well as so many other stories I’ve been told and what the truth of them really are.</text:span></text:p>
          </table:table-cell>
        </table:table-row>
        <table:table-row>
          <table:table-cell table:style-name="ColumbusInAmerica.A2" office:value-type="string">
            <text:p text:style-name="P24">“<text:span text:style-name="T34">I think, honestly, to me, the idea that we reduce people to their strengths as history stretches further and further, I think there’s some value to that.”</text:span></text:p>
          </table:table-cell>
          <table:table-cell table:style-name="ColumbusInAmerica.A2" office:value-type="string">
            <text:p text:style-name="P59">1:05:10</text:p>
          </table:table-cell>
          <table:table-cell table:style-name="ColumbusInAmerica.C2" office:value-type="string">
            <text:p text:style-name="P59">I completely disagree; I don’t think there’s value to that. History class isn’t English course in which literature and rhetoric are studied for their themes and qualities, but a class <text:span text:style-name="T35">on the past of human people. I understand that history curriculum, like other subjects, must be reduced to include a variety of topics, but it shouldn’t be reduced to a non-controversial and indifferent perspective; history texts should aim to provide a well-rounded insight on the event or person they explore </text:span><text:span text:style-name="T36">to provide students with a quick but substantial knowledge of a situation. Are positive things important in history? Yes, of course! However, we cannot rely only on positive narratives to tell history, and instead, we need that broad, well-rounded collection of stories from all perspectives to share history with students.</text:span></text:p>
          </table:table-cell>
        </table:table-row>
        <table:table-row>
          <table:table-cell table:style-name="ColumbusInAmerica.A2" office:value-type="string">
            <text:p text:style-name="P24">“<text:span text:style-name="T37">When the truth comes out, </text:span><text:span text:style-name="T38">do you </text:span><text:soft-page-break/><text:span text:style-name="T38">really want to claim that as your heritage? You know, there’s—how many people are still suffering in Germany because of the Nazis, and that’s a part of history they don’t cover up, and they tell the truth about...and they’re still proud to be German.”</text:span></text:p>
          </table:table-cell>
          <table:table-cell table:style-name="ColumbusInAmerica.A2" office:value-type="string">
            <text:p text:style-name="P60">1:15:28</text:p>
          </table:table-cell>
          <table:table-cell table:style-name="ColumbusInAmerica.C2" office:value-type="string">
            <text:p text:style-name="P63">This is such an important point to remember when <text:soft-page-break/>considering the history of the Untied States. Just because this nation is built on a long history of genocide, torture, and slavery does not mean that it should be covered up and replaced by small snippets of positive stories that occurred in the history of the country. I like the comparison to Germany because it highlights that even a nation that committed some of the most disgusting crimes of all time understands its true history while being able to still have pride for the current state of the nation.</text:p>
          </table:table-cell>
        </table:table-row>
        <table:table-row>
          <table:table-cell table:style-name="ColumbusInAmerica.A2" office:value-type="string">
            <text:p text:style-name="P24">“<text:span text:style-name="T39">The Indians, when they were here…”</text:span></text:p>
          </table:table-cell>
          <table:table-cell table:style-name="ColumbusInAmerica.A2" office:value-type="string">
            <text:p text:style-name="P61">1:20:05</text:p>
          </table:table-cell>
          <table:table-cell table:style-name="ColumbusInAmerica.C2" office:value-type="string">
            <text:p text:style-name="P62">I just found this quote to be absolutely appalling. This man acts like the Native people who inhabited the city of New York were <text:span text:style-name="T40">just like settlers who stopped by and then left for other locations. In reality, they were murdered and forced from their homes. This lack of awareness is incredible, to be honest!</text:span></text:p>
          </table:table-cell>
        </table:table-row>
        <table:table-row table:style-name="ColumbusInAmerica.7">
          <table:table-cell table:style-name="ColumbusInAmerica.A2" office:value-type="string">
            <text:p text:style-name="P24">“<text:span text:style-name="T39">There’s a lot happening right now in our country that are symptoms of something that happened hundreds of years ago, and we’re continually being smacked in the face...Oh, people are still upset? And we can put blinders on and say, ‘I don’t know...everyone has the same opportunities,’ [but] do they?”</text:span></text:p>
          </table:table-cell>
          <table:table-cell table:style-name="ColumbusInAmerica.A2" office:value-type="string">
            <text:p text:style-name="P61">1:24:47</text:p>
          </table:table-cell>
          <table:table-cell table:style-name="ColumbusInAmerica.C2" office:value-type="string">
            <text:p text:style-name="P64">I think this is one of the most important quotes from the entire documentary. It concentrates on the idea that no, history is not all in the past and completely solved like some people would want others to believe. Issues that faced people hundreds of years ago are undeniably relevant today, and we cannot escape addressing them appropriately, honestly, and fairly.</text:p>
          </table:table-cell>
        </table:table-row>
      </table:table>
      <text:h text:style-name="P87" text:outline-level="2"><text:bookmark-start text:name="__RefHeading___Toc216_3508303173"/><text:span text:style-name="T45">1.2 </text:span><text:span text:style-name="T49">Decolonization Is for Everyone</text:span><text:bookmark-end text:name="__RefHeading___Toc216_3508303173"/></text:h>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79">Quote</text:p>
          </table:table-cell>
          <table:table-cell table:style-name="Table1.A1" office:value-type="string">
            <text:p text:style-name="P79">Place</text:p>
          </table:table-cell>
          <table:table-cell table:style-name="Table1.C1" office:value-type="string">
            <text:p text:style-name="P79">Analysis</text:p>
          </table:table-cell>
        </table:table-row>
        <table:table-row table:style-name="Table1.2">
          <table:table-cell table:style-name="Table1.A2" office:value-type="string">
            <text:p text:style-name="P21">“<text:span text:style-name="T123">What often goes unsaid is that those are unsurrendered and occupied territories...Ultimately, we are on someone else’s territory.”</text:span></text:p>
          </table:table-cell>
          <table:table-cell table:style-name="Table1.A2" office:value-type="string">
            <text:p text:style-name="P105">0:53</text:p>
          </table:table-cell>
          <table:table-cell table:style-name="Table1.C2" office:value-type="string">
            <text:p text:style-name="P114">Simply put, this is an important acknowledgment to make. This is a very important first step in recognizing many people’s settler nature and background and how our perspective and history of “our land” is completely different than the perspective of Native peoples. </text:p>
          </table:table-cell>
        </table:table-row>
        <table:table-row table:style-name="Table1.2">
          <table:table-cell table:style-name="Table1.A2" office:value-type="string">
            <text:p text:style-name="P21">“<text:span text:style-name="T124">In order for us to know where we want to go together, we need to know where we are, and for us to know that, we need to know where we’ve been.”</text:span></text:p>
          </table:table-cell>
          <table:table-cell table:style-name="Table1.A2" office:value-type="string">
            <text:p text:style-name="P108">2:09</text:p>
          </table:table-cell>
          <table:table-cell table:style-name="Table1.C2" office:value-type="string">
            <text:p text:style-name="P113">This sentiment shared by Nikki Sanchez in her TED Talk has been echoed throughout some of the other resources in this assignment. The idea that one cannot understand the future of decolonization or any other movement without considering the present or the past is essential, as it reminds us that there are multitudes of factors and reasons for the issues that still plague our nation and its people today. <text:span text:style-name="T128">Sanchez’ words here are applicable in any context, and I hope that more </text:span><text:soft-page-break/><text:span text:style-name="T128">people will listen to and understand them.</text:span></text:p>
          </table:table-cell>
        </table:table-row>
        <table:table-row table:style-name="Table1.2">
          <table:table-cell table:style-name="Table1.A2" office:value-type="string">
            <text:p text:style-name="P21">“<text:span text:style-name="T124">This, I think, is one of the most powerful pictures that depicts the history of colonization in this country. Another strategy that was used to clear people from the land and force people into submission, into capitalism, into living on reserves, was the the intentional extinction of keystone species like the buffalo…”</text:span></text:p>
          </table:table-cell>
          <table:table-cell table:style-name="Table1.A2" office:value-type="string">
            <text:p text:style-name="P108">4:18</text:p>
          </table:table-cell>
          <table:table-cell table:style-name="Table1.C2" office:value-type="string">
            <text:p text:style-name="P118">I chose to emphasize this quote really just because it illuminated for me just how disgusting the oppressive institutions of Canada and the United States are. These systems wanted to place Native American people on a subhuman level so badly that they destroyed wildlife to assert their position. This in particular appalls me because it shows such a strong desire to destroy an entire population of people.</text:p>
          </table:table-cell>
        </table:table-row>
        <table:table-row table:style-name="Table1.2">
          <table:table-cell table:style-name="Table1.A2" office:value-type="string">
            <text:p text:style-name="P21">“<text:span text:style-name="T125">They feel paralyzed with guilt and shame about this truly ugly history that we’ve all found ourselves in. So if I could just leave you with one message today, it’s this: ‘This history is not your fault. But it absolutely is your responsibility.’”</text:span></text:p>
          </table:table-cell>
          <table:table-cell table:style-name="Table1.A2" office:value-type="string">
            <text:p text:style-name="P110">7:02</text:p>
          </table:table-cell>
          <table:table-cell table:style-name="Table1.C2" office:value-type="string">
            <text:p text:style-name="P116">I really like this quote because it gives me a way to explain to people that they shouldn’t feel guilty, but instead, responsible for their position within colonized institutions. I hear often from many white people I know that <text:span text:style-name="T129">they do not like things like land acknowledgment and critical race theory because they think these practices are designed to make them feel guilty for who they are, but in reality, they’re just meant to educate as well as show people </text:span><text:span text:style-name="T130">that we all have a responsibility to move toward a decolonized, non-oppressive future.</text:span></text:p>
          </table:table-cell>
        </table:table-row>
        <table:table-row table:style-name="Table1.2">
          <table:table-cell table:style-name="Table1.A2" office:value-type="string">
            <text:p text:style-name="P21">“<text:span text:style-name="T125">We’re looking at a state of global climate catastrophe...mass migrations because people can no longer inhibit their homelands; these are all ramifications of a colonial and capitalist worldview.”</text:span></text:p>
          </table:table-cell>
          <table:table-cell table:style-name="Table1.A2" office:value-type="string">
            <text:p text:style-name="P110">8:41</text:p>
          </table:table-cell>
          <table:table-cell table:style-name="Table1.C2" office:value-type="string">
            <text:p text:style-name="P117">This to me really highlighted the extent of the effects of colonization across the world. It’s easy to see colonization as the act of invading others’ lands and claiming them as one’s own, and while that is true, it also involves an incredible list of effects. At the root of many of the issues we face in the United States as well as other countries in the world is the initial presence of colonization, so it’s important to attribute many of our issues to the root cause today.</text:p>
          </table:table-cell>
        </table:table-row>
        <table:table-row table:style-name="Table1.2">
          <table:table-cell table:style-name="Table1.A2" office:value-type="string">
            <text:p text:style-name="P21">“<text:span text:style-name="T125">Decolonization looks like doing the work to find out who you are...and celebrating who you are.”</text:span></text:p>
          </table:table-cell>
          <table:table-cell table:style-name="Table1.A2" office:value-type="string">
            <text:p text:style-name="P110">12:00</text:p>
          </table:table-cell>
          <table:table-cell table:style-name="Table1.C2" office:value-type="string">
            <text:p text:style-name="P115">I think that this is one of Nikki Sanchez’s most important themes in her speech. She highlights that decolonization is part of everyone’s life, regardless of whether or not they are Native, and she encourages people to just begin to understand their position within the colonized systems. This personally inspires me to want to understand more about my family as well as my hometown and some of my favorite locations to visit.</text:p>
          </table:table-cell>
        </table:table-row>
      </table:table>
      <text:p text:style-name="Text_20_body"/>
      <text:h text:style-name="P88" text:outline-level="2"><text:bookmark-start text:name="__RefHeading___Toc216_35083031731"/><text:soft-page-break/><text:span text:style-name="T45">1.</text:span><text:span text:style-name="T52">3</text:span><text:span text:style-name="T45"> </text:span><text:span text:style-name="T49">’</text:span><text:span text:style-name="T50">We the People’ – the three most misunderstood words in US history</text:span><text:bookmark-end text:name="__RefHeading___Toc216_35083031731"/></text:h>
      <table:table table:name="Table2" table:style-name="Table2" table:template-name="Default Style">
        <table:table-column table:style-name="Table2.A"/>
        <table:table-column table:style-name="Table2.B"/>
        <table:table-column table:style-name="Table2.C"/>
        <table:table-row>
          <table:table-cell table:style-name="Table2.A1" office:value-type="string">
            <text:p text:style-name="P69">Quote</text:p>
          </table:table-cell>
          <table:table-cell table:style-name="Table2.A1" office:value-type="string">
            <text:p text:style-name="P69">Place</text:p>
          </table:table-cell>
          <table:table-cell table:style-name="Table2.C1" office:value-type="string">
            <text:p text:style-name="P69">Analysis</text:p>
          </table:table-cell>
        </table:table-row>
        <table:table-row table:style-name="Table2.2">
          <table:table-cell table:style-name="Table2.A2" office:value-type="string">
            <text:p text:style-name="P22">“<text:span text:style-name="T126">I’ve read our founding documents, I’ve studied our history, I see the current political environment, and I had to question, when did we decide as a nation that ‘we the people’ actually means ‘all the people?’”</text:span></text:p>
          </table:table-cell>
          <table:table-cell table:style-name="Table2.A2" office:value-type="string">
            <text:p text:style-name="P111">2:19</text:p>
          </table:table-cell>
          <table:table-cell table:style-name="Table2.C2" office:value-type="string">
            <text:p text:style-name="P120">This is absolutely a true and important statement to recognize. Even people who see this country as unjust and in need of reform or reconstruction do not argue with the words ‘we the people.’ That’s concerning to me, because as Charles remarks in his speech, the Constitution is inherently a document that upholds and protects the rights of white male land-owners and no one else.</text:p>
          </table:table-cell>
        </table:table-row>
        <table:table-row table:style-name="Table2.2">
          <table:table-cell table:style-name="Table2.A2" office:value-type="string">
            <text:p text:style-name="P22">“<text:span text:style-name="T126">You cannot discover lands already inhabited.”</text:span></text:p>
          </table:table-cell>
          <table:table-cell table:style-name="Table2.A2" office:value-type="string">
            <text:p text:style-name="P109"><text:span text:style-name="T126">3:33</text:span></text:p>
          </table:table-cell>
          <table:table-cell table:style-name="Table2.C2" office:value-type="string">
            <text:p text:style-name="P119">I picked this quote out even though I’m already aware of what it conveys just to emphasize its importance. Children in schools really need to learn that the explorers did not discover any land at all, but instead, they conquered and invaded land of various groups of people. For the longest time, I saw the explorers as people that discovered new lands, but they discovered absolutely nothing!</text:p>
          </table:table-cell>
        </table:table-row>
        <table:table-row table:style-name="Table2.2">
          <table:table-cell table:style-name="Table2.A2" office:value-type="string">
            <text:p text:style-name="P22">“<text:span text:style-name="T126">The purpose of our constitution is to protect the interests of white, land-owning men. So today, we act shocked that women earn $0.70 to the dollar. This shouldn’t shock us; our Constitution’s working.”</text:span></text:p>
          </table:table-cell>
          <table:table-cell table:style-name="Table2.A2" office:value-type="string">
            <text:p text:style-name="P111">6:42</text:p>
          </table:table-cell>
          <table:table-cell table:style-name="Table2.C2" office:value-type="string">
            <text:p text:style-name="P122">Charles uses very powerful, persuasive, and truthful language here to remind us that we cannot be shocked by the injustices in this country because they are protected under the Constitution. <text:span text:style-name="T131">I wish that more people were able to hear this statement because it highlights </text:span><text:span text:style-name="T132">that many of the large issues within this nation today are approved by the Constitution.</text:span></text:p>
          </table:table-cell>
        </table:table-row>
        <table:table-row table:style-name="Table2.2">
          <table:table-cell table:style-name="Table2.A2" office:value-type="string">
            <text:p text:style-name="P22">“<text:span text:style-name="T127">And it was written and delivered by Ruth Bader Ginsburg. See¸white supremacy is a bipartisan value.”</text:span></text:p>
          </table:table-cell>
          <table:table-cell table:style-name="Table2.A2" office:value-type="string">
            <text:p text:style-name="P112">11:58</text:p>
          </table:table-cell>
          <table:table-cell table:style-name="Table2.C2" office:value-type="string">
            <text:p text:style-name="P121">This is important to include because it shows how white supremacy is not just a product of white people, although much of the time it actually is; it’s rooted within each and every American, even those who are nonwhite, and unless we take steps to unlearn and deemphasize it, it will continue to permeate through everyone.</text:p>
          </table:table-cell>
        </table:table-row>
        <table:table-row table:style-name="Table2.2">
          <table:table-cell table:style-name="Table2.A2" office:value-type="string">
            <text:p text:style-name="P22">“<text:span text:style-name="T127">They both agreed our past, our history, which included the enslavement of African people and the genocide of Native peoples, and our foundations which are based on the Doctrine of Discovery and the lie of white supremacy, they both agreed those things were great.”</text:span></text:p>
          </table:table-cell>
          <table:table-cell table:style-name="Table2.A2" office:value-type="string">
            <text:p text:style-name="P112">12:48</text:p>
          </table:table-cell>
          <table:table-cell table:style-name="Table2.C2" office:value-type="string">
            <text:p text:style-name="P123">Mark Charles’ words in this passage are especially important, and for me, very concerning. He reminds us that saying things like “America is already great,” or “Make America great again!” are erasing as well as supporting the atrocities that have built and contributed to the United States’ success as a major world power. I like living in the United States, and I am very grateful for my opportunities as an American, but I recognize that this nation is not something to be seen as a perfect power. I wish more Americans would question what they’ve learned and <text:soft-page-break/>what they’ve been taught and understand that they can be patriotic while <text:span text:style-name="T133">questioning and criticizing their country.</text:span></text:p>
          </table:table-cell>
        </table:table-row>
      </table:table>
      <text:h text:style-name="P88" text:outline-level="2"><text:bookmark-start text:name="__RefHeading___Toc216_35083031732"/><text:span text:style-name="T45">1.</text:span><text:span text:style-name="T52">4</text:span><text:span text:style-name="T45"> </text:span><text:span text:style-name="T50">Turntables</text:span><text:bookmark-end text:name="__RefHeading___Toc216_35083031732"/></text:h>
      <table:table table:name="Table3" table:style-name="Table3" table:template-name="Default Style">
        <table:table-column table:style-name="Table3.A"/>
        <table:table-column table:style-name="Table3.B"/>
        <table:table-column table:style-name="Table3.C"/>
        <table:table-row>
          <table:table-cell table:style-name="Table3.A1" office:value-type="string">
            <text:p text:style-name="P69">Quote</text:p>
          </table:table-cell>
          <table:table-cell table:style-name="Table3.A1" office:value-type="string">
            <text:p text:style-name="P69">Place</text:p>
          </table:table-cell>
          <table:table-cell table:style-name="Table3.C1" office:value-type="string">
            <text:p text:style-name="P69">Analysis</text:p>
          </table:table-cell>
        </table:table-row>
        <table:table-row table:style-name="Table3.2">
          <table:table-cell table:style-name="Table3.A2" office:value-type="string">
            <text:p text:style-name="P22">“<text:span text:style-name="T63">America, you a lie. But the whole world ‘bout to testify.”</text:span></text:p>
          </table:table-cell>
          <table:table-cell table:style-name="Table3.A2" office:value-type="string">
            <text:p text:style-name="P27">1:00</text:p>
          </table:table-cell>
          <table:table-cell table:style-name="Table3.C2" office:value-type="string">
            <text:p text:style-name="P37">I really enjoyed this line because, in typical Monáe fashion, it has some fun with its listeners while also conveying an important and accurate message. Monáe is absolutely correct here in that so much of the story of this nation is a white supremacist fictional story designed to favor some characters and demonize others, like the <text:span text:style-name="T11">Columbus in America</text:span> documentary shows. The claim that the United States will “testify” is important as it shows that the future of this nation will no longer submit to the fiction in our history books but the truths and realities <text:span text:style-name="T1">of the real people in this country instead.</text:span></text:p>
          </table:table-cell>
        </table:table-row>
        <table:table-row table:style-name="Table3.2">
          <table:table-cell table:style-name="Table3.A2" office:value-type="string">
            <text:p text:style-name="P22">“<text:span text:style-name="T63">We can’t wait for it to, turn, turn, turn. Yeah, the table ‘bout to turn.”</text:span></text:p>
          </table:table-cell>
          <table:table-cell table:style-name="Table3.A2" office:value-type="string">
            <text:p text:style-name="P27">1:26</text:p>
          </table:table-cell>
          <table:table-cell table:style-name="Table3.C2" office:value-type="string">
            <text:p text:style-name="P36">This line quickly and simply expresses the idea that the way this nation works is going to change, <text:span text:style-name="T77">and those who crave that change can’t wait for it to happen. I also can’t wait for it to happen. I see small bits of progress, but I, like Monáe, want that moment of liberation when people of all identities and groups aren´t trapped by the atrocities committed against their ancestors and themselves.</text:span></text:p>
          </table:table-cell>
        </table:table-row>
        <table:table-row table:style-name="Table3.2">
          <table:table-cell table:style-name="Table3.A2" office:value-type="string">
            <text:p text:style-name="P22">“<text:span text:style-name="T63">We kickin’ out the old regime. Liberation, elevation, education.”</text:span></text:p>
          </table:table-cell>
          <table:table-cell table:style-name="Table3.A2" office:value-type="string">
            <text:p text:style-name="P27">2:01</text:p>
          </table:table-cell>
          <table:table-cell table:style-name="Table3.C2" office:value-type="string">
            <text:p text:style-name="P35">Here, Janelle Monáe describes how she envisions changes throughout the United States should and will occur. She emphasizes freedom and new heights for people while also noting that education is key. I completely agree with her in that education is one of the strongest powers we have to remove unjust systems and create new ones, and the power of it is just not being harnessed currently.</text:p>
          </table:table-cell>
        </table:table-row>
      </table:table>
      <text:h text:style-name="P88" text:outline-level="2"><text:bookmark-start text:name="__RefHeading___Toc216_35083031733"/><text:span text:style-name="T45">1.</text:span><text:span text:style-name="T52">5</text:span><text:span text:style-name="T45"> </text:span><text:span text:style-name="T50">I Am Not Your Negro</text:span><text:span text:style-name="T51"> Trailer and Clips</text:span><text:bookmark-end text:name="__RefHeading___Toc216_35083031733"/></text:h>
      <table:table table:name="Table4" table:style-name="Table4" table:template-name="Default Style">
        <table:table-column table:style-name="Table4.A"/>
        <table:table-column table:style-name="Table4.B"/>
        <table:table-column table:style-name="Table4.C"/>
        <table:table-row>
          <table:table-cell table:style-name="Table4.A1" office:value-type="string">
            <text:p text:style-name="P69">Quote</text:p>
          </table:table-cell>
          <table:table-cell table:style-name="Table4.A1" office:value-type="string">
            <text:p text:style-name="P69">Place</text:p>
          </table:table-cell>
          <table:table-cell table:style-name="Table4.C1" office:value-type="string">
            <text:p text:style-name="P69">Analysis</text:p>
          </table:table-cell>
        </table:table-row>
        <table:table-row table:style-name="Table4.2">
          <table:table-cell table:style-name="Table4.A2" office:value-type="string">
            <text:p text:style-name="P22">“<text:span text:style-name="T62">The story of the Negro in America is the story of America</text:span>. <text:span text:style-name="T62">It is not a pretty story.</text:span>”</text:p>
          </table:table-cell>
          <table:table-cell table:style-name="Table4.A2" office:value-type="string">
            <text:p text:style-name="P26">0:27</text:p>
          </table:table-cell>
          <table:table-cell table:style-name="Table4.C2" office:value-type="string">
            <text:p text:style-name="P38">This is such a true statement. If one looks past the fictional stories that often make up parts of history, one can see that Black and African Americans constructed this nation, both physically and metaphorically. <text:span text:style-name="T78">In a white supremacist society, we </text:span><text:soft-page-break/><text:span text:style-name="T78">often focus on the stories of white people in history and a select few Black people to represent this nation’s story when such a disparity absolutely cannot represent the truth of this nation.</text:span></text:p>
          </table:table-cell>
        </table:table-row>
        <table:table-row table:style-name="Table4.2">
          <table:table-cell table:style-name="Table4.A2" office:value-type="string">
            <text:p text:style-name="P22">“<text:span text:style-name="T63">There are days when you wonder what your role is in this country, and what your future is in it.”</text:span></text:p>
          </table:table-cell>
          <table:table-cell table:style-name="Table4.A2" office:value-type="string">
            <text:p text:style-name="P27">1:12</text:p>
          </table:table-cell>
          <table:table-cell table:style-name="Table4.C2" office:value-type="string">
            <text:p text:style-name="P39">Oh, I couldn’t agree less! Baldwin’s words here can relate to anyone who isn´t in a position of complete power in this nation, and while they may be geared more toward Black Americans, they nevertheless highlight how the institutions of the United States come off as beacons of freedom when in fact, they are oppressive. <text:span text:style-name="T79">While being Black is different from being gay, I do think that I can relate to these words, as I often question how my life is respected in this country in comparison to heterosexuals’.</text:span></text:p>
          </table:table-cell>
        </table:table-row>
        <table:table-row table:style-name="Table4.2">
          <table:table-cell table:style-name="Table4.A2" office:value-type="string">
            <text:p text:style-name="P22">“<text:span text:style-name="T63">The white population of this country’s got to ask itself...why is it necessary to have a n****r in the first place? Because I’m not a n****r, I’m a man.”</text:span></text:p>
          </table:table-cell>
          <table:table-cell table:style-name="Table4.A2" office:value-type="string">
            <text:p text:style-name="P27">1:30</text:p>
          </table:table-cell>
          <table:table-cell table:style-name="Table4.C2" office:value-type="string">
            <text:p text:style-name="P40">This quote directly calls out the white population of the United States and challenges us to <text:span text:style-name="T80">consider </text:span><text:span text:style-name="T102">our relationship to Black Americans. </text:span><text:span text:style-name="T103">To me, this quote </text:span><text:span text:style-name="T104">asks white people to also think about their positions within this nation’s institutions and </text:span><text:span text:style-name="T105">how they are contributing to white supremacist systems. I respect James Baldwin greatly, and after hearing this challenge from him, I truly have been considering within myself the various </text:span><text:span text:style-name="T106">systems and how I contribute to our white supremacist nation.</text:span></text:p>
          </table:table-cell>
        </table:table-row>
      </table:table>
      <text:h text:style-name="P88" text:outline-level="2"><text:bookmark-start text:name="__RefHeading___Toc216_35083031734"/><text:span text:style-name="T45">1.</text:span><text:span text:style-name="T52">6</text:span><text:span text:style-name="T45"> </text:span><text:span text:style-name="T46">“</text:span><text:span text:style-name="T47">On ‘For Every Voice That Never Sang’, Kishi Bashi Is Confidenr For A Changing World</text:span><text:span text:style-name="T46">”</text:span><text:bookmark-end text:name="__RefHeading___Toc216_35083031734"/></text:h>
      <table:table table:name="Table5" table:style-name="Table5" table:template-name="Default Style">
        <table:table-column table:style-name="Table5.A"/>
        <table:table-column table:style-name="Table5.B"/>
        <table:table-column table:style-name="Table5.C"/>
        <table:table-row>
          <table:table-cell table:style-name="Table5.A1" office:value-type="string">
            <text:p text:style-name="P69">Quote</text:p>
          </table:table-cell>
          <table:table-cell table:style-name="Table5.A1" office:value-type="string">
            <text:p text:style-name="P69">Place</text:p>
          </table:table-cell>
          <table:table-cell table:style-name="Table5.C1" office:value-type="string">
            <text:p text:style-name="P69">Analysis</text:p>
          </table:table-cell>
        </table:table-row>
        <table:table-row table:style-name="Table5.2">
          <table:table-cell table:style-name="Table5.A2" office:value-type="string">
            <text:p text:style-name="P22">“<text:span text:style-name="T64">You can’t really understand the current rise in anti-Asian hate in this country unless you acknowledge [the history of internment], and the separation Asian Americans feel now is not new.</text:span>”</text:p>
          </table:table-cell>
          <table:table-cell table:style-name="Table5.A2" office:value-type="string">
            <text:p text:style-name="P28">2:15</text:p>
          </table:table-cell>
          <table:table-cell table:style-name="Table5.C2" office:value-type="string">
            <text:p text:style-name="P102">As with most other movements, this makes so much sense. <text:span text:style-name="T118">One cannot look at movements like the recent resurgence of Black Lives Matter or protests </text:span><text:span text:style-name="T120">against anti-Asian hate</text:span><text:span text:style-name="T118"> without </text:span><text:span text:style-name="T119">viewing the entire history of the people involved and their reasons for movement. </text:span><text:span text:style-name="T120">I think that people, white people in particular, like to look at these more recent movements </text:span><text:span text:style-name="T121">as unnecessary because they claim that rights for everyone are available, but </text:span><text:span text:style-name="T122">they are ignoring the history of oppression associated with these groups.</text:span></text:p>
          </table:table-cell>
        </table:table-row>
        <table:table-row table:style-name="Table5.2">
          <table:table-cell table:style-name="Table5.A2" office:value-type="string">
            <text:p text:style-name="P22">“<text:span text:style-name="T64">One thing they can say to me might set me back, remind me of my place in society.”</text:span></text:p>
          </table:table-cell>
          <table:table-cell table:style-name="Table5.A2" office:value-type="string">
            <text:p text:style-name="P28">2:48</text:p>
          </table:table-cell>
          <table:table-cell table:style-name="Table5.C2" office:value-type="string">
            <text:p text:style-name="P68">This quote for me was hauntingly relatable and true. While I am not Asian nor a racial minority, my experience as a gay person can somewhat fit into the emotion and experience that Kishi Bashi expresses in this part of the interview. <text:span text:style-name="T108">I’ve definitely been in </text:span><text:soft-page-break/><text:span text:style-name="T108">positions before when someone has said something, however minor it may be, that feels like it “puts me in my place,” and that is a terrible feeling. I know that I am worth more than the comments people make about people like me, but these words never fail to demean and hurt me.</text:span></text:p>
          </table:table-cell>
        </table:table-row>
        <table:table-row table:style-name="Table5.2">
          <table:table-cell table:style-name="Table5.A2" office:value-type="string">
            <text:p text:style-name="P22">“<text:span text:style-name="T64">When you normalize hate speech, that allows really awful people to take a step further.”</text:span></text:p>
          </table:table-cell>
          <table:table-cell table:style-name="Table5.A2" office:value-type="string">
            <text:p text:style-name="P28">3:20</text:p>
          </table:table-cell>
          <table:table-cell table:style-name="Table5.C2" office:value-type="string">
            <text:p text:style-name="P104">This quote is in response to Donald Trump’s presidency and how his power normalized and encouraged hate speech of all minority groups, <text:span text:style-name="T116">and it echoes what concerned me most about Trump’s presidency (as well as our current government): allowing these types of figures to persist in our governmental systems further perpetuates white supremacy and rewards those who uplift the white supremacist capitalist patriarchy (bell hooks). </text:span><text:span text:style-name="T117">When people like Trump and even the current administration take over, they not only work towards implementing their political beliefs and promises but change the ambiance of the nation, and while that can be a good thing at times, it often, like Kishi Bashi reminds us, leads to increased hate and white supremacy.</text:span></text:p>
          </table:table-cell>
        </table:table-row>
        <table:table-row table:style-name="Table5.2">
          <table:table-cell table:style-name="Table5.A2" office:value-type="string">
            <text:p text:style-name="P22">“<text:span text:style-name="T64">My perspective as an Asian male in this country is different than an Asian female...I think Asian females really are vulnerable especially.”</text:span></text:p>
          </table:table-cell>
          <table:table-cell table:style-name="Table5.A2" office:value-type="string">
            <text:p text:style-name="P28">3:57</text:p>
          </table:table-cell>
          <table:table-cell table:style-name="Table5.C2" office:value-type="string">
            <text:p text:style-name="P103">Kishi Bashi highlights an important point with this quote. While his gender language does feel somewhat archaic compared to some of our newer, more inclusive terms, he regardless recognizes the importance of intersectionality, even if he doesn’t say it directly. <text:span text:style-name="T113">Bashi </text:span><text:span text:style-name="T114">understands that our various and differing identities affect each other in different ways and require us to think about them all together at once and not separately. He recognizes that his experience as an Asian man is different than experiences of Asian women, </text:span><text:span text:style-name="T115">and this is a perfect first step in beginning to see people as not just one identity or another but as a whole, undivided collection of their various identities and qualities.</text:span></text:p>
          </table:table-cell>
        </table:table-row>
        <table:table-row table:style-name="Table5.2">
          <table:table-cell table:style-name="Table5.A2" office:value-type="string">
            <text:p text:style-name="P22">“<text:span text:style-name="T65">Because when you think about minority identity, you could go to town on how painful it is...but a lot of people want to get out of that pain. They want things to heal them.”</text:span></text:p>
          </table:table-cell>
          <table:table-cell table:style-name="Table5.A2" office:value-type="string">
            <text:p text:style-name="P29">6:40</text:p>
          </table:table-cell>
          <table:table-cell table:style-name="Table5.C2" office:value-type="string">
            <text:p text:style-name="P102">I absolutely relate to this and see how others connect with this sentiment as well. <text:span text:style-name="T111">Ignoring the pain of minority or marginalized groups is unacceptable, and in fact, the opposite—remembering and historicizing it—should be practiced; however, people of minority groups want to see themselves in positive manners as well. I love watching gay movies to understand myself as well as my queer peers, but I run into this issue that Kishi Bashi often describes: so many of the </text:span><text:soft-page-break/><text:span text:style-name="T111">stories are focused on gay pain and suffering. Sometimes, I just want to see gay people living and having a great life. When I find those representations, they make me really happy, and I appreciate that Kishi Bashi understands and also feels this way about his own identit</text:span><text:span text:style-name="T112">ies.</text:span></text:p>
          </table:table-cell>
        </table:table-row>
      </table:table>
      <text:h text:style-name="P88" text:outline-level="2"><text:bookmark-start text:name="__RefHeading___Toc216_35083031735"/><text:span text:style-name="T45">1.</text:span><text:span text:style-name="T52">7</text:span><text:span text:style-name="T45"> </text:span><text:span text:style-name="T46">“</text:span><text:span text:style-name="T47">For Every Voice That Never Sang</text:span><text:span text:style-name="T46">”</text:span><text:bookmark-end text:name="__RefHeading___Toc216_35083031735"/></text:h>
      <table:table table:name="Table6" table:style-name="Table6" table:template-name="Default Style">
        <table:table-column table:style-name="Table6.A"/>
        <table:table-column table:style-name="Table6.B"/>
        <table:table-column table:style-name="Table6.C"/>
        <table:table-row>
          <table:table-cell table:style-name="Table6.A1" office:value-type="string">
            <text:p text:style-name="P69">Quote</text:p>
          </table:table-cell>
          <table:table-cell table:style-name="Table6.A1" office:value-type="string">
            <text:p text:style-name="P69">Place</text:p>
          </table:table-cell>
          <table:table-cell table:style-name="Table6.C1" office:value-type="string">
            <text:p text:style-name="P69">Analysis</text:p>
          </table:table-cell>
        </table:table-row>
        <table:table-row table:style-name="Table6.2">
          <table:table-cell table:style-name="Table6.A2" office:value-type="string">
            <text:p text:style-name="P22">“<text:span text:style-name="T66">There is a time / There is a place for us / For every voice that never sang / For every one trust”</text:span></text:p>
          </table:table-cell>
          <table:table-cell table:style-name="Table6.A2" office:value-type="string">
            <text:p text:style-name="P30">1:26</text:p>
          </table:table-cell>
          <table:table-cell table:style-name="Table6.C2" office:value-type="string">
            <text:p text:style-name="P101">I love this line of the song, as it reminds listeners that there is always a space in which they are wanted and loved, even if that space is not the majority group. <text:span text:style-name="T110">I find that for myself, looking for spaces and groups in which I feel good about myself and others around me is a major challenge, but when I do find that group, I feel like I am free to be myself, which is what Kishi Bashi describes in this line.</text:span></text:p>
          </table:table-cell>
        </table:table-row>
        <table:table-row table:style-name="Table6.2">
          <table:table-cell table:style-name="Table6.A2" office:value-type="string">
            <text:p text:style-name="P22">“<text:span text:style-name="T66">I am with you / I belong with you / Can’t wait for when / The world can be a better place / Countless hours to embrace with you”</text:span></text:p>
          </table:table-cell>
          <table:table-cell table:style-name="Table6.A2" office:value-type="string">
            <text:p text:style-name="P30">1:37</text:p>
          </table:table-cell>
          <table:table-cell table:style-name="Table6.C2" office:value-type="string">
            <text:p text:style-name="P47">I like how this line in particular has elements of both romance <text:span text:style-name="T11">and</text:span> Bashi’s connection to his country. <text:span text:style-name="T107">It’s hopeful and peaceful while also a little sad </text:span><text:span text:style-name="T109">in that it recognizes that the world is not that great of a place right now for most people, but one day, we will eventually reach a point when it will be great. I agree with this projection, since I can name many examples of how our word is horribly unjust right now, but I know that with the progress we’ve seen in the last century, a better world is not a far-fetched vision.</text:span></text:p>
          </table:table-cell>
        </table:table-row>
      </table:table>
      <text:h text:style-name="P88" text:outline-level="2"><text:bookmark-start text:name="__RefHeading___Toc216_35083031736"/><text:span text:style-name="T45">1.</text:span><text:span text:style-name="T52">8</text:span><text:span text:style-name="T45"> </text:span><text:span text:style-name="T46">“</text:span><text:span text:style-name="T47">Empower Yoself Before You Wreck Yoself: Native American Feminist Musings”</text:span><text:bookmark-end text:name="__RefHeading___Toc216_35083031736"/></text:h>
      <text:p text:style-name="P76">(Adapted from my Reading Recitation Annotation and Presentation)</text:p>
      <table:table table:name="Table7" table:style-name="Table7" table:template-name="Default Style">
        <table:table-column table:style-name="Table7.A"/>
        <table:table-column table:style-name="Table7.B"/>
        <table:table-column table:style-name="Table7.C"/>
        <table:table-row>
          <table:table-cell table:style-name="Table7.A1" office:value-type="string">
            <text:p text:style-name="P69">Quote</text:p>
          </table:table-cell>
          <table:table-cell table:style-name="Table7.A1" office:value-type="string">
            <text:p text:style-name="P69">Place</text:p>
          </table:table-cell>
          <table:table-cell table:style-name="Table7.C1" office:value-type="string">
            <text:p text:style-name="P71">Analysis</text:p>
          </table:table-cell>
        </table:table-row>
        <table:table-row table:style-name="Table7.2">
          <table:table-cell table:style-name="Table7.A2" office:value-type="string">
            <text:p text:style-name="P66">“I believe there would be outrage if teams and high schools existed with mascots like the Jews, the Blackfaces, etc., so why should Natives be treated any differently?”</text:p>
          </table:table-cell>
          <table:table-cell table:style-name="Table7.A2" office:value-type="string">
            <text:p text:style-name="P34">Fey 582</text:p>
          </table:table-cell>
          <table:table-cell table:style-name="Table7.C2" office:value-type="string">
            <text:p text:style-name="P44">This is such a simple but essential question to ask. There would likely be outrage for a team that uses a depiction of a Black person as a mascot or name, but there is no outrage—in fact, there are defenses and celebrations—for depictions of Native American people. How is it acceptable to allow racist depictions of Native American people exist in such public spaces like national sports teams? It honestly is outrageous <text:span text:style-name="T87">from my perspective</text:span>.</text:p>
          </table:table-cell>
        </table:table-row>
        <table:table-row table:style-name="Table7.2">
          <table:table-cell table:style-name="Table7.A2" office:value-type="string">
            <text:p text:style-name="P17"><text:span text:style-name="T71">“...headdresses, prints, moccasins, </text:span><text:soft-page-break/><text:span text:style-name="T71">dream catchers, etc. are ‘in’ these days, much to the chagrin of countless natives. First and foremost, let’s take a look back in history, to that of the boarding school. Natives of all backgrounds essentially had their native customs, language, and culture beaten out of them in these schools, literally...Nowadays, there has been a noticeable shift in public perception regarding Native culture custom</text:span><text:span text:style-name="T72">s”</text:span></text:p>
          </table:table-cell>
          <table:table-cell table:style-name="Table7.A2" office:value-type="string">
            <text:p text:style-name="P34">Fey 580</text:p>
          </table:table-cell>
          <table:table-cell table:style-name="Table7.C2" office:value-type="string">
            <text:p text:style-name="P45">I found this aspect of Fey’s writing particularly <text:soft-page-break/>interesting, as she reminds readers that the people who originally stripped Native Americans of their culture and customs are producing children today who are stealing the customs for which Native people were abused and claiming them as fun trends. This is truly distressing, and it connects to Kadi’s point that multiculturalism today is just a fad. People claim to use things like Native American objects and culture as respecting a culture, but it really is just a trend.</text:p>
          </table:table-cell>
        </table:table-row>
        <table:table-row table:style-name="Table7.2">
          <table:table-cell table:style-name="Table7.A2" office:value-type="string">
            <text:p text:style-name="P67">“Annie Mae grinned, tilted her head to the side and looked at the disheveled man still clinging tightly to his pogo stick, She smiled as more bullets were flying through the air, striking innumerable but unseen targets. ‘Okay, let’s get married’”</text:p>
          </table:table-cell>
          <table:table-cell table:style-name="Table7.A2" office:value-type="string">
            <text:p text:style-name="P46">Fey 578</text:p>
          </table:table-cell>
          <table:table-cell table:style-name="Table7.C2" office:value-type="string">
            <text:p text:style-name="P18"><text:span text:style-name="T88">T</text:span><text:span text:style-name="T89">he author encourages readers to not only see the intense and deadly warfare involved in the Native group’s reclamation of their land, but also the humanity and personality within some of the movement’s members like Annie Mae. </text:span><text:span text:style-name="T90">The author positions Annie Mae as a </text:span><text:span text:style-name="T91">complex</text:span><text:span text:style-name="T90"> </text:span><text:span text:style-name="T91">woman</text:span><text:span text:style-name="T90">: she contributed to a strenuous reoccupation of Wounded Knee, but she’s </text:span><text:span text:style-name="T92">also </text:span><text:span text:style-name="T93">a real </text:span><text:span text:style-name="T94">person</text:span><text:span text:style-name="T93"> who </text:span><text:span text:style-name="T94">should be celebrated, remembered, and respected </text:span><text:span text:style-name="T95">as a well-rounded woman. </text:span><text:span text:style-name="T88">Part of the purpose of this zine is to show the truth about the history of Native American people, but it’s also designed to present realistic and humanizing perspectives of Native people from a Native viewpoint.</text:span></text:p>
          </table:table-cell>
        </table:table-row>
        <table:table-row table:style-name="Table7.2">
          <table:table-cell table:style-name="Table7.A2" office:value-type="string">
            <text:p text:style-name="P19">Urban Indian Guilt collage</text:p>
          </table:table-cell>
          <table:table-cell table:style-name="Table7.A2" office:value-type="string">
            <text:p text:style-name="P20">Fey 581</text:p>
          </table:table-cell>
          <table:table-cell table:style-name="Table7.C2" office:value-type="string">
            <text:p text:style-name="P90"><text:span text:style-name="T100">T</text:span><text:span text:style-name="T96">he creator depicts both internal and external battles with her culture, her identity, and others in her community. </text:span><text:span text:style-name="T97">She highlights how at times, she feels </text:span><text:span text:style-name="T98">like an outsider</text:span><text:span text:style-name="T97"> in Navajo spaces because of her history as a Native American from an urban region. For me, the most striking quote in this collage is, “Why is she trying to hold onto something she is not part of?” This quote demonstrate</text:span><text:span text:style-name="T100">s</text:span><text:span text:style-name="T97"> a cultural battle not only outside of Native American spaces, but also within them, which is important for us to </text:span><text:span text:style-name="T98">view </text:span><text:span text:style-name="T99">and think about as we study the history of Native Americans in this nation. </text:span></text:p>
            <text:p text:style-name="P90"/>
            <text:p text:style-name="P90"><text:span text:style-name="T101">I really liked this part of the zine because it reminded me that within marginalized groups, there are internal issues, and I think that as a person on the outside of this group, I also need to understand the internal struggles of the group. This reminds me of Stephanie </text:span><text:soft-page-break/><text:span text:style-name="T101">Najma Johnson’s video in which she reminds viewers that groups for marginalized people exist, but they often fail to support everyone wihtin them.</text:span></text:p>
          </table:table-cell>
        </table:table-row>
      </table:table>
      <text:h text:style-name="P88" text:outline-level="2"><text:bookmark-start text:name="__RefHeading___Toc216_35083031737"/><text:span text:style-name="T45">1.</text:span><text:span text:style-name="T52">9</text:span><text:span text:style-name="T45"> </text:span><text:span text:style-name="T46">“</text:span><text:span text:style-name="T47">Introduction: This Land</text:span><text:span text:style-name="T46">”</text:span><text:bookmark-end text:name="__RefHeading___Toc216_35083031737"/></text:h>
      <text:p text:style-name="P76">(Adapted from my Reading Recitation Annotation)</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69">Quote</text:p>
          </table:table-cell>
          <table:table-cell table:style-name="Table8.A1" office:value-type="string">
            <text:p text:style-name="P69">Place</text:p>
          </table:table-cell>
          <table:table-cell table:style-name="Table8.C1" office:value-type="string">
            <text:p text:style-name="P69">Analysis</text:p>
          </table:table-cell>
        </table:table-row>
        <table:table-row table:style-name="Table8.2">
          <table:table-cell table:style-name="Table8.A2" office:value-type="string">
            <text:p text:style-name="P23">“<text:span text:style-name="T75">All of us need to be clear about how and where and why the capitalist system fits into the picture. We need to ask critical questions. Is ‘multiculturalism’ the latest capitalist fad? Who’s in control? Who’s benefiting? And who’s making money…? Could it be people of color? Hardly.”</text:span></text:p>
          </table:table-cell>
          <table:table-cell table:style-name="Table8.A2" office:value-type="string">
            <text:p text:style-name="P34">Kadi 92</text:p>
          </table:table-cell>
          <table:table-cell table:style-name="Table8.C2" office:value-type="string">
            <text:p text:style-name="P41">With this passage from her article, Kadi raises a very important question: is our society’s newfound obsession with other cultures just a trend in which people like to participate? <text:span text:style-name="T81">I find this especially prevalent in advertising where nonwhite people and their cultures are used to sell various products, which just seems so </text:span><text:span text:style-name="T82">backwards</text:span><text:span text:style-name="T81"> to me. These depictions make me think that marketing departments are catching onto the trend of multiculturalism and </text:span><text:span text:style-name="T83">labeling it as “representation,” when in reality, these depictions are being used to further our systems against these cultures.</text:span></text:p>
          </table:table-cell>
        </table:table-row>
        <table:table-row table:style-name="Table8.2">
          <table:table-cell table:style-name="Table8.A2" office:value-type="string">
            <text:p text:style-name="P23">“<text:span text:style-name="T73">[The discussion of cultural appropriation] implies the only groups worth discussing are the white people and </text:span><text:span text:style-name="T14">the </text:span><text:span text:style-name="T73">people of color...</text:span><text:span text:style-name="T74">I’ve had the painful experience of watching other people of color using derbekes as no-name drums. Our racial identity doesn’t rule our unjust acts toward each other...Our existence as people of color doesn’t mean we know much—if anything—about other communities of color.”</text:span></text:p>
          </table:table-cell>
          <table:table-cell table:style-name="Table8.A2" office:value-type="string">
            <text:p text:style-name="P34">Kadi 93</text:p>
          </table:table-cell>
          <table:table-cell table:style-name="Table8.C2" office:value-type="string">
            <text:p text:style-name="P72">Kadi’s perspective here is very important to recognize, as she speaks about the internal cultural battles within cultural groups. Often times, we only think about external forces that affect marginalized groups, but we <text:span text:style-name="T11">need</text:span><text:span text:style-name="T16"> to recognize that there is also oppression among people of color and that this “internal battle”, as I’m calling it, comes from white supremacist ideals. People of color can exhibit white supremacy even though they’re not literally stating the “supremacy” of white people; it’s something that has been rooted within everyone from colonizers.</text:span></text:p>
          </table:table-cell>
        </table:table-row>
      </table:table>
      <text:h text:style-name="P88" text:outline-level="2"><text:bookmark-start text:name="__RefHeading___Toc216_35083031738"/><text:span text:style-name="T45">1.</text:span><text:span text:style-name="T52">10</text:span><text:span text:style-name="T45"> </text:span><text:span text:style-name="T46">“</text:span><text:span text:style-name="T47">Settler Colonialism Primer</text:span><text:span text:style-name="T46">”</text:span><text:bookmark-end text:name="__RefHeading___Toc216_35083031738"/></text:h>
      <text:p text:style-name="P77">(Adapted from my Reading Recitation Annotation)</text:p>
      <table:table table:name="Table9" table:style-name="Table9" table:template-name="Default Style">
        <table:table-column table:style-name="Table9.A"/>
        <table:table-column table:style-name="Table9.B"/>
        <table:table-column table:style-name="Table9.C"/>
        <table:table-row>
          <table:table-cell table:style-name="Table9.A1" office:value-type="string">
            <text:p text:style-name="P69">Quote</text:p>
          </table:table-cell>
          <table:table-cell table:style-name="Table9.A1" office:value-type="string">
            <text:p text:style-name="P69">Place</text:p>
          </table:table-cell>
          <table:table-cell table:style-name="Table9.C1" office:value-type="string">
            <text:p text:style-name="P69">Analysis</text:p>
          </table:table-cell>
        </table:table-row>
        <table:table-row table:style-name="Table9.2">
          <table:table-cell table:style-name="Table9.A2" office:value-type="string">
            <text:p text:style-name="P31">“<text:span text:style-name="T67">While many settlers have the intention of ‘helping’ Indians, which makes them feel good about themselves, these efforts often end up as colonial projects. Historically, many of the worst things that have </text:span><text:soft-page-break/><text:span text:style-name="T67">happened to Indigenous People’s came from the ‘help’ of settlers...settlers might do best to look at how to ‘save’ themselves/outselves and get their/our own selves together before worrying about Indians”</text:span></text:p>
          </table:table-cell>
          <table:table-cell table:style-name="Table9.A2" office:value-type="string">
            <text:p text:style-name="P30">Hurwitz</text:p>
          </table:table-cell>
          <table:table-cell table:style-name="Table9.C2" office:value-type="string">
            <text:p text:style-name="P42">This was an important message, in my opinion, from Hurwitz and Bourque’s writing. It addresses what many people call the “saviour complex” <text:span text:style-name="T84">that settlers employ to reduce their guilt. Regardless of one’s intentions, it further emphasizes white supremacy as it pushes a narrative that white settlers are superior </text:span><text:soft-page-break/><text:span text:style-name="T84">and better, and it is their job to assist and imperialize the less superior.</text:span></text:p>
          </table:table-cell>
        </table:table-row>
        <table:table-row table:style-name="Table9.2">
          <table:table-cell table:style-name="Table9.A2" office:value-type="string">
            <text:p text:style-name="P32">“<text:span text:style-name="T70">Requiring Indigenous Peoples to have a certain percentage of native blood to be deemed a tribal member (and the idea of ‘half breeds’) forwards the goal of elimination of the Indigenous population. On the other hand, as more slaves meant more wealth to the slave-owner, the ‘one drop rule’ in the United States declared that individuals were black if they had a trace of African blood.”</text:span></text:p>
          </table:table-cell>
          <table:table-cell table:style-name="Table9.A2" office:value-type="string">
            <text:p text:style-name="P34">Hurwitz</text:p>
          </table:table-cell>
          <table:table-cell table:style-name="Table9.C2" office:value-type="string">
            <text:p text:style-name="P43">This quote from “Settler Colonialism Primer” <text:span text:style-name="T85">reminds us of not only the disgusting treatment of both Native American and Black people, but also just how dehumanizing white colonizers have acted toward nonwhite groups. </text:span><text:span text:style-name="T86">This passage also explores the capitalist motivations behind colonization and white supremacy, which also illuminates how these issues have made their way into our current capitalist world.</text:span></text:p>
          </table:table-cell>
        </table:table-row>
      </table:table>
      <text:h text:style-name="P88" text:outline-level="2"><text:bookmark-start text:name="__RefHeading___Toc216_35083031739"/><text:span text:style-name="T45">1.</text:span><text:span text:style-name="T52">11</text:span><text:span text:style-name="T45"> </text:span><text:span text:style-name="T46">“</text:span><text:span text:style-name="T47">Moving from Cultural Appropriation to Ethical Cultural Connections</text:span><text:span text:style-name="T46">”</text:span><text:bookmark-end text:name="__RefHeading___Toc216_35083031739"/></text:h>
      <text:p text:style-name="P77">(Adapted from my Reading Recitation Annotation)</text:p>
      <table:table table:name="Table10" table:style-name="Table10" table:template-name="Default Style">
        <table:table-column table:style-name="Table10.A"/>
        <table:table-column table:style-name="Table10.B"/>
        <table:table-column table:style-name="Table10.C"/>
        <table:table-row>
          <table:table-cell table:style-name="Table10.A1" office:value-type="string">
            <text:p text:style-name="P69">Quote</text:p>
          </table:table-cell>
          <table:table-cell table:style-name="Table10.A1" office:value-type="string">
            <text:p text:style-name="P69">Place</text:p>
          </table:table-cell>
          <table:table-cell table:style-name="Table10.C1" office:value-type="string">
            <text:p text:style-name="P69">Analysis</text:p>
          </table:table-cell>
        </table:table-row>
        <table:table-row table:style-name="Table10.2">
          <table:table-cell table:style-name="Table10.A2" office:value-type="string">
            <text:p text:style-name="P33">“<text:span text:style-name="T76">Everything in US history is about the land—who oversaw and cultivated it, fished its waters, maintained its wildlife; who invaded and stole it; how it became a commodity (‘real estate’) broken into pieces to be bought and sold on the market.”</text:span></text:p>
          </table:table-cell>
          <table:table-cell table:style-name="Table10.A2" office:value-type="string">
            <text:p text:style-name="P35">Dunbar-Ortiz 1</text:p>
          </table:table-cell>
          <table:table-cell table:style-name="Table10.C2" office:value-type="string">
            <text:p text:style-name="P65">This is such a true observation about the foundation and current perspectives within our nation. Everything people in this country do and have done revolves around land. It’s interesting how so many people obsess over land in many ways but never remember the original inhabitants of our land.</text:p>
          </table:table-cell>
        </table:table-row>
      </table:table>
      <text:h text:style-name="P82" text:outline-level="1"/>
      <text:h text:style-name="P83" text:outline-level="1"><text:bookmark-start text:name="__RefHeading___Toc230_3508303173"/>2 <text:span text:style-name="T24">Creative Project</text:span><text:bookmark-end text:name="__RefHeading___Toc230_3508303173"/></text:h>
      <text:h text:style-name="P89" text:outline-level="2"><text:bookmark-start text:name="__RefHeading___Toc232_3508303173"/><text:span text:style-name="T41">2.1 </text:span><text:span text:style-name="T43">My Hometown? Or Someone Else</text:span><text:span text:style-name="T48">’s?</text:span><text:bookmark-end text:name="__RefHeading___Toc232_3508303173"/></text:h>
      <text:p text:style-name="P74">This project is an exploration of my hometown, San Mateo, California, the surrounding areas, and this region’s relationship to the Native American populations whose land my home is located.</text:p>
      <text:p text:style-name="P75">My representation of this project is available on my website at the following link: <text:a xlink:type="simple" xlink:href="https://gavinjruane.github.io/projects/hometown-land.html" text:style-name="Internet_20_link" text:visited-style-name="Visited_20_Internet_20_Link">https://gavinjruane.github.io/projects/hometown-land.html</text:a>. I expressed my findings through an interactive and informative webpage. <text:span text:style-name="T134">I decided to use this format to use some of my interests and skills to document an important topic. My research </text:span><text:span text:style-name="T135">felt</text:span><text:span text:style-name="T134"> limited because </text:span><text:span text:style-name="T136">there were not many resources</text:span><text:span text:style-name="T134">, and maybe I can continue updating my webpage when I come across more information. </text:span>My sources are listed in the Works Cited section of this document as well as on my website.</text:p>
      <text:h text:style-name="P84" text:outline-level="1"/>
      <text:h text:style-name="P85" text:outline-level="1"><text:bookmark-start text:name="__RefHeading___Toc1143_3508303173"/>3 <text:span text:style-name="T24">Works Cited</text:span><text:bookmark-end text:name="__RefHeading___Toc1143_3508303173"/></text:h>
      <text:p text:style-name="P100">The Association of Ramaytush Ohlone<text:span text:style-name="T16">. 2022, </text:span><text:a xlink:type="simple" xlink:href="https://www.ramaytush.org/ramaytush-ohlone.html" text:style-name="Internet_20_link" text:visited-style-name="Visited_20_Internet_20_Link"><text:span text:style-name="T16">https://www.ramaytush.org/ramaytush-ohlone.html</text:span></text:a><text:span text:style-name="T16">. Accessed 16 October 2022.</text:span></text:p>
      <text:p text:style-name="P93"><text:span text:style-name="T16"/></text:p>
      <text:p text:style-name="P93"><text:span text:style-name="T16">Bashi, Kishi. “For Every Voice That Never Sang.” </text:span><text:span text:style-name="T11">For Every Voice That Never Sang</text:span><text:span text:style-name="T16">, Joyful Noise Recordings, 2021. </text:span><text:span text:style-name="T11">Spotify</text:span><text:span text:style-name="T16">, </text:span><text:a xlink:type="simple" xlink:href="https://open.spotify.com/track/1vs9g2VMufTkVbWBqtucp0?si=cb51d0a0a84a46c1" text:style-name="Internet_20_link" text:visited-style-name="Visited_20_Internet_20_Link"><text:span text:style-name="T16">https://open.spotify.com/track/1vs9g2VMufTkVbWBqtucp0?si=cb51d0a0a84a46c1</text:span></text:a><text:span text:style-name="T16">. </text:span></text:p>
      <text:p text:style-name="P16"/>
      <text:p text:style-name="P11"><text:span text:style-name="T18">Charles, Mark. “'We the People' - the three most misunderstood words in US history | Mark Charles | TEDxTysons.” </text:span><text:span text:style-name="T13">YouTube</text:span><text:span text:style-name="T18">, uploaded by TEDx Talks, 24 January 2019, </text:span><text:a xlink:type="simple" xlink:href="https://www.youtube.com/watch?v=HOktqY5wY4A" text:style-name="Internet_20_link" text:visited-style-name="Visited_20_Internet_20_Link"><text:span text:style-name="T18">https://www.youtube.com/watch?v=HOktqY5wY4A</text:span></text:a><text:span text:style-name="T18">. Accessed 5 October 2022.</text:span></text:p>
      <text:p text:style-name="P16"/>
      <text:p text:style-name="P10"><text:span text:style-name="T18">D</text:span><text:span text:style-name="T16">unbar-Ortiz, Roxanne. “Introduction: This Land.” </text:span><text:span text:style-name="T11">An Indigenous People’s History of the United States</text:span><text:span text:style-name="T16">, Beacon Press, 2014, pp. 1-14.</text:span></text:p>
      <text:p text:style-name="P14"/>
      <text:p text:style-name="P98"><text:span text:style-name="T16">Fey, Melanie et. al. “</text:span><text:span text:style-name="T19">Empower Yoself Before You Wreck Yoself: Native American Feminist Musings.” </text:span><text:span text:style-name="T12">Introduction to Women’s, Gender, &amp; Sexuality Studies</text:span><text:span text:style-name="T20">, edited by </text:span><text:span text:style-name="T21">L. Ayu Saraswati </text:span><text:span text:style-name="T18">et al., 2</text:span><text:span text:style-name="T68">nd</text:span><text:span text:style-name="T18"> edition, Oxford University Press, 202</text:span><text:span text:style-name="T19">0</text:span><text:span text:style-name="T18">, </text:span><text:span text:style-name="T22">pp. </text:span><text:span text:style-name="T19">576-585</text:span><text:span text:style-name="T18">.</text:span></text:p>
      <text:p text:style-name="P97"><text:span text:style-name="T18"/></text:p>
      <text:p text:style-name="P99"><text:span text:style-name="T18">G</text:span><text:span text:style-name="T16">rundhauser, Eric. “Junípero Serra Statue – Hillsborough, California.” </text:span><text:span text:style-name="T11">Atlas Obscura</text:span><text:span text:style-name="T16">, 17 March 2015, </text:span><text:a xlink:type="simple" xlink:href="https://www.atlasobscura.com/places/junipero-serra-statue" text:style-name="Internet_20_link" text:visited-style-name="Visited_20_Internet_20_Link"><text:span text:style-name="T16">https://www.atlasobscura.com/places/junipero-serra-statue</text:span></text:a><text:span text:style-name="T16">. Accessed 16 October 2022.</text:span></text:p>
      <text:p text:style-name="P14"/>
      <text:p text:style-name="P10"><text:span text:style-name="T16">Hurwitz, Laura and Shaun Bourque. “Settler Colonialism Primer.” </text:span><text:span text:style-name="T11">Unsettling America: Decolonialization in Theory &amp; Practice</text:span><text:span text:style-name="T16">, </text:span><text:span text:style-name="T17">6 June 2014, </text:span><text:a xlink:type="simple" xlink:href="https://unsettlingamerica.wordpress.com/2014/06/06/settler-colonialism-primer/" text:style-name="Internet_20_link" text:visited-style-name="Visited_20_Internet_20_Link"><text:span text:style-name="T16">https://unsettlingamerica.wordpress.com/2014/06/06/settler-colonialism-primer/</text:span></text:a><text:span text:style-name="T16">. </text:span><text:span text:style-name="T17">Accessed 3 Oct 2022.</text:span></text:p>
      <text:p text:style-name="P10"><text:span text:style-name="T17"/></text:p>
      <text:p text:style-name="P94"><text:span text:style-name="T54">“Janelle Monáe – Turntables [Emotion Picture].” </text:span><text:span text:style-name="T60">YouTube</text:span><text:span text:style-name="T54">, uploaded by Janelle Monáe, 15 September 2020, </text:span><text:a xlink:type="simple" xlink:href="https://www.youtube.com/watch?v=8CFrCk6_0rM" text:style-name="Internet_20_link" text:visited-style-name="Visited_20_Internet_20_Link"><text:span text:style-name="T54">https://www.youtube.com/watch?v=8CFrCk6_0rM</text:span></text:a><text:span text:style-name="T54">. </text:span></text:p>
      <text:p text:style-name="P15"/>
      <text:p text:style-name="P9"><text:span text:style-name="T54">K</text:span><text:span text:style-name="T55">adi, Joanna. “Moving from Cultural Appropriation toward Ethical Cultural Connections.” </text:span><text:span text:style-name="T58">Women’s Lives: Multicultural Perspectives</text:span><text:span text:style-name="T55">, edited by Gwyn Kirk and Margo Okazawa-Rey, 3</text:span><text:span text:style-name="T69">rd</text:span><text:span text:style-name="T55"> edition, McGraw Hill, 2004, 90-95.</text:span></text:p>
      <text:p text:style-name="P8"/>
      <text:p text:style-name="P12"><text:span text:style-name="T53">Martin, Rachel. “On 'For Every Voice That Never Sang,' Kishi Bashi Is Confident For A Changing World.” </text:span><text:span text:style-name="T57">NPR</text:span><text:span text:style-name="T53">, 14 April 2021, </text:span><text:a xlink:type="simple" xlink:href="https://www.npr.org/2021/04/14/986827430/on-for-every-voice-that-never-sang-kishi-bashi-is-confident-for-a-changing-world" text:style-name="Internet_20_link" text:visited-style-name="Visited_20_Internet_20_Link"><text:span text:style-name="T53">https://www.npr.org/2021/04/14/986827430/on-for-every-voice-that-never-sang-kishi-bashi-is-confident-for-a-changing-world</text:span></text:a><text:span text:style-name="T53">. Accessed 15 October 2022.</text:span></text:p>
      <text:p text:style-name="P8"/>
      <text:p text:style-name="P13"><text:span text:style-name="T53">Peck, Raoul. “I Am Not Your Negro – Official Trailer.” </text:span><text:span text:style-name="T57">YouTube</text:span><text:span text:style-name="T53">, uploaded by Magnolia Pictures &amp; Magnet Releasing, 5 January 2017, </text:span><text:a xlink:type="simple" xlink:href="https://www.youtube.com/watch?v=rNUYdgIyaPM&amp;t=1s" text:style-name="Internet_20_link" text:visited-style-name="Visited_20_Internet_20_Link"><text:span text:style-name="T53">https://www.youtube.com/watch?v=rNUYdgIyaPM&amp;t=1s</text:span></text:a><text:span text:style-name="T53">. </text:span></text:p>
      <text:p text:style-name="P13"><text:span text:style-name="T53"/></text:p>
      <text:p text:style-name="P96"><text:span text:style-name="T53">Pogash, Carol. “To Some in California, Founder of Church Missions Is Far From Saint.” </text:span><text:span text:style-name="T57">The New York Times</text:span><text:span text:style-name="T53">, 21 January 2015, </text:span><text:a xlink:type="simple" xlink:href="http://nyti.ms/1ErMd8l" text:style-name="Internet_20_link" text:visited-style-name="Visited_20_Internet_20_Link"><text:span text:style-name="T53">http://nyti.ms/1ErMd8l</text:span></text:a><text:span text:style-name="T53">. Accessed 16 October 2022.</text:span></text:p>
      <text:p text:style-name="P8"/>
      <text:p text:style-name="P13"><text:soft-page-break/><text:span text:style-name="T53">Puglisi, Paul. “Columbus in America (Full Documentary).” </text:span><text:span text:style-name="T57">YouTube</text:span><text:span text:style-name="T53">, uploaded by The Film Accord, 4 August 2018, </text:span><text:a xlink:type="simple" xlink:href="https://www.youtube.com/watch?v=JkFFy5yUdkE&amp;t=6s" text:style-name="Internet_20_link" text:visited-style-name="Visited_20_Internet_20_Link"><text:span text:style-name="T53">https://www.youtube.com/watch?v=JkFFy5yUdkE&amp;t=6s</text:span></text:a><text:span text:style-name="T53">. </text:span></text:p>
      <text:p text:style-name="P13"><text:span text:style-name="T53"/></text:p>
      <text:p text:style-name="P13"><text:span text:style-name="T53">“</text:span><text:span text:style-name="T56">Ramaytush.” </text:span><text:span text:style-name="T59"><text:tab/>Native Land Digital</text:span><text:span text:style-name="T56">, </text:span><text:a xlink:type="simple" xlink:href="https://native-land.ca/maps/territories/ramaytush/#related-maps" text:style-name="Internet_20_link" text:visited-style-name="Visited_20_Internet_20_Link"><text:span text:style-name="T56">https://native-land.ca/maps/territories/ramaytush/#related-maps</text:span></text:a><text:span text:style-name="T56">. Accessed 16 October 2022.</text:span></text:p>
      <text:p text:style-name="P8"/>
      <text:p text:style-name="P13"><text:span text:style-name="T53">Sanchez, Nikki. “Decolonization Is for Everyone | Nikki Sanchez | TEDxSFU.” </text:span><text:span text:style-name="T57">YouTube</text:span><text:span text:style-name="T53">, uploaded by TEDx Talks, 12 March 2019, </text:span><text:a xlink:type="simple" xlink:href="https://www.youtube.com/watch?v=QP9x1NnCWNY" text:style-name="Internet_20_link" text:visited-style-name="Visited_20_Internet_20_Link"><text:span text:style-name="T53">https://www.youtube.com/watch?v=QP9x1NnCWNY</text:span></text:a><text:span text:style-name="T53">. </text:span></text:p>
      <text:p text:style-name="P13"><text:span text:style-name="T53"/></text:p>
      <text:p text:style-name="P92"><text:span text:style-name="T53">Urich, William. “The Ramaytush Ohlone - Lessons on stewardship from the ancestral stewards of the Peninsula.” </text:span><text:span text:style-name="T57">Golden Gate National Parks Conservancy</text:span><text:span text:style-name="T53">, 4 December 2018, </text:span><text:a xlink:type="simple" xlink:href="https://www.parksconservancy.org/article/ramaytush-ohlone-lessons-stewardship-ancestral-stewards-peninsula" text:style-name="Internet_20_link" text:visited-style-name="Visited_20_Internet_20_Link"><text:span text:style-name="T53">https://www.parksconservancy.org/article/ramaytush-ohlone-lessons-stewardship-ancestral-stewards-peninsula</text:span></text:a><text:span text:style-name="T53">. Accessed 15 October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5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style style:name="MT1" style:family="text">
      <style:text-properties officeooo:rsid="003ad4ea"/>
    </style:style>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uane </text:span><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9:54:57.098119402</meta:creation-date>
    <dc:date>2022-10-17T22:33:39.340970408</dc:date>
    <meta:editing-duration>PT10H39M56S</meta:editing-duration>
    <meta:editing-cycles>129</meta:editing-cycles>
    <meta:generator>LibreOffice/7.3.6.2$Linux_X86_64 LibreOffice_project/30$Build-2</meta:generator>
    <meta:document-statistic meta:table-count="11" meta:image-count="0" meta:object-count="0" meta:page-count="17" meta:paragraph-count="236" meta:word-count="6378" meta:character-count="39079" meta:non-whitespace-character-count="32932"/>
  </office:meta>
</office:document-meta>
</file>